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3.png" manifest:version="1.2"/>
  <manifest:file-entry manifest:media-type="image/jpeg" manifest:full-path="Pictures/72.jpg" manifest:version="1.2"/>
  <manifest:file-entry manifest:media-type="image/jpeg" manifest:full-path="Pictures/71.jpg" manifest:version="1.2"/>
  <manifest:file-entry manifest:media-type="image/jpeg" manifest:full-path="Pictures/70.jpg" manifest:version="1.2"/>
  <manifest:file-entry manifest:media-type="image/jpeg" manifest:full-path="Pictures/69.jpg" manifest:version="1.2"/>
  <manifest:file-entry manifest:media-type="image/jpeg" manifest:full-path="Pictures/68.jpg" manifest:version="1.2"/>
  <manifest:file-entry manifest:media-type="image/jpeg" manifest:full-path="Pictures/67.jpg" manifest:version="1.2"/>
  <manifest:file-entry manifest:media-type="image/jpeg" manifest:full-path="Pictures/66.jpg" manifest:version="1.2"/>
  <manifest:file-entry manifest:media-type="image/jpeg" manifest:full-path="Pictures/65.jpg" manifest:version="1.2"/>
  <manifest:file-entry manifest:media-type="image/jpeg" manifest:full-path="Pictures/64.jpg" manifest:version="1.2"/>
  <manifest:file-entry manifest:media-type="image/jpeg" manifest:full-path="Pictures/63.jpg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image/jpeg" manifest:full-path="Pictures/60.jpg" manifest:version="1.2"/>
  <manifest:file-entry manifest:media-type="image/jpeg" manifest:full-path="Pictures/59.jpg" manifest:version="1.2"/>
  <manifest:file-entry manifest:media-type="image/jpeg" manifest:full-path="Pictures/58.jpg" manifest:version="1.2"/>
  <manifest:file-entry manifest:media-type="image/jpeg" manifest:full-path="Pictures/57.jpg" manifest:version="1.2"/>
  <manifest:file-entry manifest:media-type="image/jpeg" manifest:full-path="Pictures/56.jpg" manifest:version="1.2"/>
  <manifest:file-entry manifest:media-type="image/jpeg" manifest:full-path="Pictures/55.jpg" manifest:version="1.2"/>
  <manifest:file-entry manifest:media-type="image/png" manifest:full-path="Pictures/54.pn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8">
      <style:paragraph-properties fo:margin-top="0in" fo:margin-bottom="0in"/>
    </style:style>
    <style:style style:name="P46" style:family="paragraph" style:parent-style-name="Text_20_body" style:list-style-name="L9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Text_20_body" style:list-style-name="L10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Text_20_body" style:list-style-name="L11">
      <style:paragraph-properties fo:margin-top="0in" fo:margin-bottom="0in"/>
    </style:style>
    <style:style style:name="P484" style:family="paragraph" style:parent-style-name="Text_20_body" style:list-style-name="L12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Text_20_body" style:list-style-name="L13">
      <style:paragraph-properties fo:margin-top="0in" fo:margin-bottom="0in"/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Text_20_body" style:list-style-name="L14">
    </style:style>
    <style:style style:name="P903" style:family="paragraph" style:parent-style-name="Text_20_body" style:list-style-name="L15">
      <style:paragraph-properties fo:margin-top="0in" fo:margin-bottom="0in"/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Text_20_body" style:list-style-name="L16">
      <style:paragraph-properties fo:margin-top="0in" fo:margin-bottom="0in"/>
    </style:style>
    <style:style style:name="P910" style:family="paragraph" style:parent-style-name="Text_20_body" style:list-style-name="L17">
      <style:paragraph-properties fo:margin-top="0in" fo:margin-bottom="0in"/>
    </style:style>
    <style:style style:name="P911" style:family="paragraph" style:parent-style-name="Text_20_body" style:list-style-name="L18">
      <style:paragraph-properties fo:margin-top="0in" fo:margin-bottom="0in"/>
    </style:style>
    <style:style style:name="P912" style:family="paragraph" style:parent-style-name="Text_20_body" style:list-style-name="L19">
      <style:paragraph-properties fo:margin-top="0in" fo:margin-bottom="0in"/>
    </style:style>
    <style:style style:name="P913" style:family="paragraph" style:parent-style-name="Text_20_body" style:list-style-name="L20">
      <style:paragraph-properties fo:margin-top="0in" fo:margin-bottom="0in"/>
    </style:style>
    <style:style style:name="P914" style:family="paragraph" style:parent-style-name="Text_20_body" style:list-style-name="L21">
      <style:paragraph-properties fo:margin-top="0in" fo:margin-bottom="0in"/>
    </style:style>
    <style:style style:name="P915" style:family="paragraph" style:parent-style-name="Text_20_body" style:list-style-name="L22">
      <style:paragraph-properties fo:margin-top="0in" fo:margin-bottom="0in"/>
    </style:style>
  </office:automatic-styles>
  <office:body>
    <office:text>
      <text:h text:style-name="Title">Bootstrap, un framework CSS</text:h>
      <text:p text:style-name="Author">Adolfo Sanz De Diego</text:p>
      <text:p text:style-name="Date">Septiembre 2014</text:p>
      <text:h text:style-name="Heading_20_1" text:outline-level="1">El autor</text:h>
      <text:h text:style-name="Heading_20_2" text:outline-level="2">Adolfo Sanz De Diego</text:h>
      <text:p text:style-name="First_20_paragraph"><text:span text:style-name="T1">Antiguo</text:span><text:span text:style-name="T2"> </text:span><text:span text:style-name="T3">programador</text:span><text:span text:style-name="T4"> </text:span><text:span text:style-name="T5">web</text:span><text:span text:style-name="T6"> </text:span><text:span text:style-name="T7">JEE</text:span><text:span text:style-name="T8"> </text:span><text:span text:style-name="T9">(6</text:span><text:span text:style-name="T10"> </text:span><text:span text:style-name="T11">años)</text:span></text:p>
      <text:p text:style-name="Text_20_body">Hoy en día:</text:p>
      <text:list text:style-name="L1">
        <text:list-item>
          <text:p text:style-name="P1"><text:span text:style-name="T12">Profesor</text:span><text:span text:style-name="T13"> </text:span><text:span text:style-name="T14">de</text:span><text:span text:style-name="T15"> </text:span><text:span text:style-name="T16">FP</text:span><text:span text:style-name="T17"> </text:span><text:span text:style-name="T18">(6</text:span><text:span text:style-name="T19"> </text:span><text:span text:style-name="T20">años)</text:span>:</text:p>
          <text:list text:style-name="L2">
            <text:list-item>
              <text:p text:style-name="P2">Hardware, Sistemas Operativos</text:p>
            </text:list-item>
            <text:list-item>
              <text:p text:style-name="P2">Redes, Programación</text:p>
            </text:list-item>
          </text:list>
        </text:list-item>
        <text:list-item>
          <text:p text:style-name="P1"><text:span text:style-name="T21">Formador</text:span><text:span text:style-name="T22"> </text:span><text:span text:style-name="T23">Freelance</text:span><text:span text:style-name="T24"> </text:span><text:span text:style-name="T25">(3</text:span><text:span text:style-name="T26"> </text:span><text:span text:style-name="T27">años)</text:span>:</text:p>
          <text:list text:style-name="L3">
            <text:list-item>
              <text:p text:style-name="P3">Java, Android</text:p>
            </text:list-item>
            <text:list-item>
              <text:p text:style-name="P3">JavaScript, jQuery</text:p>
            </text:list-item>
            <text:list-item>
              <text:p text:style-name="P3">JSF, Spring, Hibernate</text:p>
            </text:list-item>
            <text:list-item>
              <text:p text:style-name="P3">Groovy &amp; Grails</text:p>
            </text:list-item>
          </text:list>
        </text:list-item>
      </text:list>
      <text:h text:style-name="Heading_20_2" text:outline-level="2">Algunos proyectos</text:h>
      <text:p text:style-name="First_20_paragraph">Fundador y/o creador:</text:p>
      <text:list text:style-name="L4">
        <text:list-item>
          <text:p text:style-name="P4"><text:span text:style-name="T28">Hackathon</text:span><text:span text:style-name="T29"> </text:span><text:span text:style-name="T30">Lovers</text:span>: <text:a xlink:type="simple" xlink:href="http://hackathonlovers.com" office:name=""><text:span text:style-name="Definition">http://hackathonlovers.com</text:span></text:a></text:p>
        </text:list-item>
        <text:list-item>
          <text:p text:style-name="P4"><text:span text:style-name="T31">Tweets</text:span><text:span text:style-name="T32"> </text:span><text:span text:style-name="T33">Sentiment</text:span>: <text:a xlink:type="simple" xlink:href="http://tweetssentiment.com" office:name=""><text:span text:style-name="Definition">http://tweetssentiment.com</text:span></text:a></text:p>
        </text:list-item>
        <text:list-item>
          <text:p text:style-name="P4"><text:span text:style-name="T34">MarkdownSlides</text:span>: <text:a xlink:type="simple" xlink:href="https://github.com/asanzdiego/markdownslides" office:name=""><text:span text:style-name="Definition">https://github.com/asanzdiego/markdownslides</text:span></text:a></text:p>
        </text:list-item>
      </text:list>
      <text:p text:style-name="First_20_paragraph">Co-fundador y/o co-creador:</text:p>
      <text:list text:style-name="L5">
        <text:list-item>
          <text:p text:style-name="P5"><text:span text:style-name="T35">PeliTweets</text:span>: <text:a xlink:type="simple" xlink:href="http://pelitweets.com" office:name=""><text:span text:style-name="Definition">http://pelitweets.com</text:span></text:a></text:p>
        </text:list-item>
        <text:list-item>
          <text:p text:style-name="P5"><text:span text:style-name="T36">Password</text:span><text:span text:style-name="T37"> </text:span><text:span text:style-name="T38">Manager</text:span><text:span text:style-name="T39"> </text:span><text:span text:style-name="T40">Generator</text:span>: <text:a xlink:type="simple" xlink:href="http://pasmangen.github.io" office:name=""><text:span text:style-name="Definition">http://pasmangen.github.io</text:span></text:a></text:p>
        </text:list-item>
      </text:list>
      <text:h text:style-name="Heading_20_2" text:outline-level="2">¿Donde encontrarme?</text:h>
      <text:p text:style-name="First_20_paragraph">Mi nick: <text:span text:style-name="T41">asanzdiego</text:span></text:p>
      <text:list text:style-name="L6">
        <text:list-item>
          <text:p text:style-name="P6">AboutMe: <text:a xlink:type="simple" xlink:href="http://about.me/asanzdiego" office:name=""><text:span text:style-name="Definition">http://about.me/asanzdiego</text:span></text:a></text:p>
        </text:list-item>
        <text:list-item>
          <text:p text:style-name="P6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6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6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6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6">Google+: <text:a xlink:type="simple" xlink:href="http://plus.google.com/+AdolfoSanzDeDiego" office:name=""><text:span text:style-name="Definition">http://plus.google.com/+AdolfoSanzDeDiego</text:span></text:a></text:p>
        </text:list-item>
      </text:list>
      <text:h text:style-name="Heading_20_1" text:outline-level="1">Introducción</text:h>
      <text:h text:style-name="Heading_20_2" text:outline-level="2">¿Qué es?</text:h>
      <text:p text:style-name="First_20_paragraph">Boostrap es un <text:span text:style-name="T42">framework</text:span><text:span text:style-name="T43"> </text:span><text:span text:style-name="T44">CSS,</text:span><text:span text:style-name="T45"> </text:span><text:span text:style-name="T46">liberado</text:span><text:span text:style-name="T47"> </text:span><text:span text:style-name="T48">por</text:span><text:span text:style-name="T49"> </text:span><text:span text:style-name="T50">Twitter</text:span> y muy popular hoy en día.</text:p>
      <text:p text:style-name="Text_20_body">Está pensado para hacer un desarrollo <text:span text:style-name="T51">Mobile</text:span><text:span text:style-name="T52"> </text:span><text:span text:style-name="T53">First</text:span></text:p>
      <text:h text:style-name="Heading_20_2" text:outline-level="2">Ventajas</text:h>
      <text:p text:style-name="First_20_paragraph">Utiliza componentes y servicios creados por la <text:span text:style-name="T54">comunidad</text:span><text:span text:style-name="T55"> </text:span><text:span text:style-name="T56">web</text:span>.</text:p>
      <text:p text:style-name="Text_20_body">Utiliza un conjunto de <text:span text:style-name="T57">buenas</text:span><text:span text:style-name="T58"> </text:span><text:span text:style-name="T59">prácticas</text:span> que perdurarán en el tiempo.</text:p>
      <text:p text:style-name="Text_20_body">Utiliza <text:span text:style-name="T60">HTML5</text:span><text:span text:style-name="T61"> </text:span><text:span text:style-name="T62">y</text:span><text:span text:style-name="T63"> </text:span><text:span text:style-name="T64">CSS3</text:span></text:p>
      <text:p text:style-name="Text_20_body">Implementa un <text:span text:style-name="T65">sistema</text:span><text:span text:style-name="T66"> </text:span><text:span text:style-name="T67">de</text:span><text:span text:style-name="T68"> </text:span><text:span text:style-name="T69">rejillas</text:span>, que por defecto incluye 12 columnas.</text:p>
      <text:p text:style-name="Text_20_body">Utiliza <text:span text:style-name="T70">LESS</text:span>, un preprocesador CSS. (Ahora también soporta Saas).</text:p>
      <text:p text:style-name="Text_20_body">Es <text:span text:style-name="T71">OOCSS</text:span>, osea CSS Orientado a Objetos: organizado por módulos independientes y reutilizables.</text:p>
      <text:p text:style-name="Text_20_body">Hay una enorme <text:span text:style-name="T72">comunidad</text:span><text:span text:style-name="T73"> </text:span><text:span text:style-name="T74">detrás</text:span>.</text:p>
      <text:p text:style-name="Text_20_body">Herramienta <text:span text:style-name="T75">sencilla</text:span><text:span text:style-name="T76"> </text:span><text:span text:style-name="T77">y</text:span><text:span text:style-name="T78"> </text:span><text:span text:style-name="T79">ágil</text:span> para construir sitios web e interfaces.</text:p>
      <text:p text:style-name="Text_20_body">Tiene un <text:span text:style-name="T80">theme</text:span> por defecto bastante optimizado y que puedes modificar fácilmente.</text:p>
      <text:h text:style-name="Heading_20_2" text:outline-level="2">Desventajas</text:h>
      <text:p text:style-name="First_20_paragraph">Es necesario <text:span text:style-name="T81">adaptarse</text:span><text:span text:style-name="T82"> </text:span><text:span text:style-name="T83">a</text:span><text:span text:style-name="T84"> </text:span><text:span text:style-name="T85">su</text:span><text:span text:style-name="T86"> </text:span><text:span text:style-name="T87">forma</text:span><text:span text:style-name="T88"> </text:span><text:span text:style-name="T89">de</text:span><text:span text:style-name="T90"> </text:span><text:span text:style-name="T91">trabajo</text:span>, si bien su curva de aprendizaje es liviana, deberás comprender y familiarizarte con su estructura y nomenclatura.</text:p>
      <text:p text:style-name="Text_20_body">Debes adaptar tu diseño a un grid de <text:span text:style-name="T92">12</text:span><text:span text:style-name="T93"> </text:span><text:span text:style-name="T94">columnas</text:span>.</text:p>
      <text:p text:style-name="Text_20_body">Trae <text:span text:style-name="T95">anchos</text:span><text:span text:style-name="T96"> </text:span><text:span text:style-name="T97">y</text:span><text:span text:style-name="T98"> </text:span><text:span text:style-name="T99">márgenes</text:span><text:span text:style-name="T100"> </text:span><text:span text:style-name="T101">por</text:span><text:span text:style-name="T102"> </text:span><text:span text:style-name="T103">defecto</text:span>, que a veces son un poco tediosos de cambiar.</text:p>
      <text:p text:style-name="Text_20_body">Es complicado <text:span text:style-name="T104">cambiar</text:span><text:span text:style-name="T105"> </text:span><text:span text:style-name="T106">de</text:span><text:span text:style-name="T107"> </text:span><text:span text:style-name="T108">versión</text:span> si has realizado modificaciones profundas sobre el core.</text:p>
      <text:p text:style-name="Text_20_body">Si necesitas <text:span text:style-name="T109">añadir</text:span><text:span text:style-name="T110"> </text:span><text:span text:style-name="T111">componentes</text:span><text:span text:style-name="T112"> </text:span><text:span text:style-name="T113">que</text:span><text:span text:style-name="T114"> </text:span><text:span text:style-name="T115">no</text:span><text:span text:style-name="T116"> </text:span><text:span text:style-name="T117">existen</text:span>, debes hacerlos tú mismo en CSS y cuidar de que mantenga coherencia con tu diseño y cuidando el responsive.</text:p>
      <text:p text:style-name="Text_20_body">A veces hacer <text:span text:style-name="T118">implementar</text:span><text:span text:style-name="T119"> </text:span><text:span text:style-name="T120">un</text:span><text:span text:style-name="T121"> </text:span><text:span text:style-name="T122">diseño</text:span><text:span text:style-name="T123"> </text:span><text:span text:style-name="T124">impuesto</text:span>, puede llegar a resultar bastante difícil, al menos si eres un perfeccionista.</text:p>
      <text:h text:style-name="Heading_20_2" text:outline-level="2">Descarga</text:h>
      <text:p text:style-name="First_20_paragraph">Si sólo quieres <text:span text:style-name="T125">lo</text:span><text:span text:style-name="T126"> </text:span><text:span text:style-name="T127">fundamental</text:span>:</text:p>
      <text:list text:style-name="L7">
        <text:list-item>
          <text:p text:style-name="P7"><text:a xlink:type="simple" xlink:href="https://github.com/twbs/bootstrap/releases/download/v3.2.0/bootstrap-3.2.0-dist.zip" office:name=""><text:span text:style-name="Definition">https://github.com/twbs/bootstrap/releases/download/v3.2.0/bootstrap-3.2.0-dist.zip</text:span></text:a></text:p>
        </text:list-item>
      </text:list>
      <text:p text:style-name="P8">bootstrap/</text:p>
      <text:p text:style-name="P9">├── css/</text:p>
      <text:p text:style-name="P10">│ <text:s text:c="2"/>├── bootstrap.css</text:p>
      <text:p text:style-name="P11">│ <text:s text:c="2"/>├── bootstrap.min.css</text:p>
      <text:p text:style-name="P12">│ <text:s text:c="2"/>├── bootstrap-theme.css</text:p>
      <text:p text:style-name="P13">│ <text:s text:c="2"/>└── bootstrap-theme.min.css</text:p>
      <text:p text:style-name="P14">├── js/</text:p>
      <text:p text:style-name="P15">│ <text:s text:c="2"/>├── bootstrap.js</text:p>
      <text:p text:style-name="P16">│ <text:s text:c="2"/>└── bootstrap.min.js</text:p>
      <text:p text:style-name="P17">└── fonts/</text:p>
      <text:h text:style-name="Heading_20_2" text:outline-level="2">Plantilla básica</text:h>
      <text:p text:style-name="P18">&lt;!DOCTYPE html&gt;</text:p>
      <text:p text:style-name="P19">&lt;html lang="en"&gt;</text:p>
      <text:p text:style-name="P20"><text:s text:c="2"/>&lt;head&gt;</text:p>
      <text:p text:style-name="P21"><text:s text:c="4"/>&lt;meta name="viewport"...&gt;</text:p>
      <text:p text:style-name="P22"><text:s text:c="4"/>&lt;title&gt;Template&lt;/title&gt;</text:p>
      <text:p text:style-name="P23"><text:s text:c="4"/>&lt;link href="bootstrap.min.css"...&gt;</text:p>
      <text:p text:style-name="P24"><text:s text:c="2"/>&lt;/head&gt;</text:p>
      <text:p text:style-name="P25"><text:s text:c="2"/>&lt;body&gt;</text:p>
      <text:p text:style-name="P26"><text:s text:c="4"/>&lt;h1&gt;Hello, world!&lt;/h1&gt;</text:p>
      <text:p text:style-name="P27"><text:s text:c="4"/>&lt;script src=".../jquery.min.js"&gt;</text:p>
      <text:p text:style-name="P28"><text:s text:c="4"/>&lt;/script&gt;</text:p>
      <text:p text:style-name="P29"><text:s text:c="4"/>&lt;script src="bootstrap.min.js"&gt;</text:p>
      <text:p text:style-name="P30"><text:s text:c="4"/>&lt;/script&gt;</text:p>
      <text:p text:style-name="P31"><text:s text:c="2"/>&lt;/body&gt;</text:p>
      <text:p text:style-name="P32">&lt;/html&gt;</text:p>
      <text:h text:style-name="Heading_20_1" text:outline-level="1">Resumen CSS</text:h>
      <text:h text:style-name="Heading_20_2" text:outline-level="2">HTML5 doctype</text:h>
      <text:p text:style-name="First_20_paragraph">Bootstrap necesita un <text:span text:style-name="T128">doctype</text:span><text:span text:style-name="T129"> </text:span><text:span text:style-name="T130">de</text:span><text:span text:style-name="T131"> </text:span><text:span text:style-name="T132">HTML5</text:span>:</text:p>
      <text:p text:style-name="P33">&lt;!DOCTYPE html&gt;</text:p>
      <text:p text:style-name="P34">&lt;html lang="en"&gt;</text:p>
      <text:p text:style-name="P35"><text:s text:c="2"/>...</text:p>
      <text:p text:style-name="P36">&lt;/html&gt;</text:p>
      <text:h text:style-name="Heading_20_2" text:outline-level="2">Mobile first</text:h>
      <text:p text:style-name="First_20_paragraph">Desde la versión 3, Boostrap es <text:span text:style-name="T133">Mobile</text:span><text:span text:style-name="T134"> </text:span><text:span text:style-name="T135">first</text:span>.</text:p>
      <text:p text:style-name="Text_20_body">Para garantizar un buen renderizado y un buen funcionamiento del zoom:</text:p>
      <text:p text:style-name="P37">&lt;meta name="viewport"</text:p>
      <text:p text:style-name="P38"><text:s text:c="3"/>content="width=device-width,</text:p>
      <text:p text:style-name="P39"><text:s text:c="12"/>initial-scale=1"&gt;</text:p>
      <text:h text:style-name="Heading_20_2" text:outline-level="2">Desactivar zoom</text:h>
      <text:p text:style-name="First_20_paragraph">Se puede desactivar el zoom con <text:span text:style-name="T136">user-scalable=no</text:span></text:p>
      <text:p text:style-name="P40">&lt;meta name="viewport"</text:p>
      <text:p text:style-name="P41"><text:s text:c="3"/>content="width=device-width,</text:p>
      <text:p text:style-name="P42"><text:s text:c="12"/>initial-scale=1,</text:p>
      <text:p text:style-name="P43"><text:s text:c="12"/>maximum-scale=1,</text:p>
      <text:p text:style-name="P44"><text:s text:c="12"/>user-scalable=no"&gt;</text:p>
      <text:p text:style-name="First_20_paragraph">Hace que el sitio se parezca más una aplicación nativa, pero también lo hace <text:span text:style-name="T137">menos</text:span><text:span text:style-name="T138"> </text:span><text:span text:style-name="T139">accesible</text:span>. En general, no se recomienda.</text:p>
      <text:h text:style-name="Heading_20_2" text:outline-level="2">Normalize.css</text:h>
      <text:p text:style-name="First_20_paragraph">Para un <text:span text:style-name="T140">mejor</text:span><text:span text:style-name="T141"> </text:span><text:span text:style-name="T142">renderizado</text:span> en varios navegadores, Boostrap usa Normalize.css, un proyecto desarrollado por Nicolas Gallagher y Jonathan Neal:</text:p>
      <text:list text:style-name="L8">
        <text:list-item>
          <text:p text:style-name="P45"><text:a xlink:type="simple" xlink:href="http://necolas.github.io/normalize.css/" office:name=""><text:span text:style-name="Definition">http://necolas.github.io/normalize.css/</text:span></text:a></text:p>
        </text:list-item>
      </text:list>
      <text:h text:style-name="Heading_20_1" text:outline-level="1">Grid system</text:h>
      <text:h text:style-name="Heading_20_2" text:outline-level="2">Introducción</text:h>
      <text:p text:style-name="First_20_paragraph">Bootstrap incluye un <text:span text:style-name="T143">sistema</text:span><text:span text:style-name="T144"> </text:span><text:span text:style-name="T145">de</text:span><text:span text:style-name="T146"> </text:span><text:span text:style-name="T147">rejilla</text:span><text:span text:style-name="T148"> </text:span><text:span text:style-name="T149">responsive</text:span><text:span text:style-name="T150"> </text:span><text:span text:style-name="T151">y</text:span><text:span text:style-name="T152"> </text:span><text:span text:style-name="T153">mobile</text:span><text:span text:style-name="T154"> </text:span><text:span text:style-name="T155">first</text:span><text:span text:style-name="T156"> </text:span><text:span text:style-name="T157">de</text:span><text:span text:style-name="T158"> </text:span><text:span text:style-name="T159">12</text:span><text:span text:style-name="T160"> </text:span><text:span text:style-name="T161">columnas</text:span>.</text:p>
      <text:h text:style-name="Heading_20_2" text:outline-level="2">Funcionamiento</text:h>
      <text:p text:style-name="First_20_paragraph">El sistema de rejilla de Bootstrap <text:span text:style-name="T162">funciona</text:span><text:span text:style-name="T163"> </text:span><text:span text:style-name="T164">así</text:span>:</text:p>
      <text:list text:style-name="L9">
        <text:list-item>
          <text:p text:style-name="P46">Se deben colocar .row dentro de un <text:span text:style-name="T165">.container</text:span> (ancho fijo) o <text:span text:style-name="T166">.container-fluid</text:span> (ancho completo).</text:p>
        </text:list-item>
        <text:list-item>
          <text:p text:style-name="P46">Utilice <text:span text:style-name="T167">.row</text:span> para crear grupos horizontales.</text:p>
        </text:list-item>
        <text:list-item>
          <text:p text:style-name="P46">El contenido se debe colocar entre .row y deben de ser <text:span text:style-name="T168">hijos</text:span><text:span text:style-name="T169"> </text:span><text:span text:style-name="T170">inmediatos</text:span>.</text:p>
        </text:list-item>
        <text:list-item>
          <text:p text:style-name="P46">Si hay más de 12 columnas en una .row, esta son desplazadas abajo.</text:p>
        </text:list-item>
      </text:list>
      <text:h text:style-name="Heading_20_2" text:outline-level="2">1 columna</text:h>
      <text:p text:style-name="First_20_paragraph">Ejemplo de 1 columna de un tamaño de 12</text:p>
      <text:p text:style-name="Text_20_body"><draw:frame draw:name="img1" svg:width="778pt" svg:height="279pt"><draw:image xlink:href="Pictures/0.png" xlink:type="simple" xlink:show="embed" xlink:actuate="onLoad"/></draw:frame></text:p>
      <text:p text:style-name="Text_20_body">Ejemplo de 1 columna de un tamaño de 12</text:p>
      <text:p text:style-name="P47">&lt;div class="row"&gt;</text:p>
      <text:p text:style-name="P48"><text:s text:c="2"/>&lt;div class="col-xs-12"&gt;1&lt;/div&gt;</text:p>
      <text:p text:style-name="P49"><text:s text:c="2"/>&lt;div class="col-xs-12"&gt;2&lt;/div&gt;</text:p>
      <text:p text:style-name="P50"><text:s text:c="2"/>&lt;div class="col-xs-12"&gt;3&lt;/div&gt;</text:p>
      <text:p text:style-name="P51"><text:s text:c="2"/>&lt;div class="col-xs-12"&gt;4&lt;/div&gt;</text:p>
      <text:p text:style-name="P52">&lt;/div&gt;</text:p>
      <text:h text:style-name="Heading_20_2" text:outline-level="2">2 columnas</text:h>
      <text:p text:style-name="First_20_paragraph">Ejemplo de 2 columnas de un tamaño de 6</text:p>
      <text:p text:style-name="Text_20_body"><draw:frame draw:name="img2" svg:width="774pt" svg:height="169pt"><draw:image xlink:href="Pictures/1.png" xlink:type="simple" xlink:show="embed" xlink:actuate="onLoad"/></draw:frame></text:p>
      <text:p text:style-name="Text_20_body">Ejemplo de 2 columnas de un tamaño de 6</text:p>
      <text:p text:style-name="P53">&lt;div class="row"&gt;</text:p>
      <text:p text:style-name="P54"><text:s text:c="2"/>&lt;div class="col-xs-6"&gt;1&lt;/div&gt;</text:p>
      <text:p text:style-name="P55"><text:s text:c="2"/>&lt;div class="col-xs-6"&gt;2&lt;/div&gt;</text:p>
      <text:p text:style-name="P56"><text:s text:c="2"/>&lt;div class="col-xs-6"&gt;3&lt;/div&gt;</text:p>
      <text:p text:style-name="P57"><text:s text:c="2"/>&lt;div class="col-xs-6"&gt;4&lt;/div&gt;</text:p>
      <text:p text:style-name="P58">&lt;/div&gt;</text:p>
      <text:h text:style-name="Heading_20_2" text:outline-level="2">3 columnas</text:h>
      <text:p text:style-name="First_20_paragraph">Ejemplo de 3 columnas de un tamaño de 4</text:p>
      <text:p text:style-name="Text_20_body"><draw:frame draw:name="img3" svg:width="782pt" svg:height="171pt"><draw:image xlink:href="Pictures/2.png" xlink:type="simple" xlink:show="embed" xlink:actuate="onLoad"/></draw:frame></text:p>
      <text:p text:style-name="Text_20_body">Ejemplo de 3 columnas de un tamaño de 4</text:p>
      <text:p text:style-name="P59">&lt;div class="row"&gt;</text:p>
      <text:p text:style-name="P60"><text:s text:c="2"/>&lt;div class="col-xs-4"&gt;1&lt;/div&gt;</text:p>
      <text:p text:style-name="P61"><text:s text:c="2"/>&lt;div class="col-xs-4"&gt;2&lt;/div&gt;</text:p>
      <text:p text:style-name="P62"><text:s text:c="2"/>&lt;div class="col-xs-4"&gt;3&lt;/div&gt;</text:p>
      <text:p text:style-name="P63"><text:s text:c="2"/>&lt;div class="col-xs-4"&gt;4&lt;/div&gt;</text:p>
      <text:p text:style-name="P64">&lt;/div&gt;</text:p>
      <text:h text:style-name="Heading_20_2" text:outline-level="2">4 columnas</text:h>
      <text:p text:style-name="First_20_paragraph">Ejemplo de 4 columnas de un tamaño de 3</text:p>
      <text:p text:style-name="Text_20_body"><draw:frame draw:name="img4" svg:width="778pt" svg:height="123pt"><draw:image xlink:href="Pictures/3.png" xlink:type="simple" xlink:show="embed" xlink:actuate="onLoad"/></draw:frame></text:p>
      <text:p text:style-name="Text_20_body">Ejemplo de 4 columnas de un tamaño de 3</text:p>
      <text:p text:style-name="P65">&lt;div class="row"&gt;</text:p>
      <text:p text:style-name="P66"><text:s text:c="2"/>&lt;div class="col-xs-3"&gt;1&lt;/div&gt;</text:p>
      <text:p text:style-name="P67"><text:s text:c="2"/>&lt;div class="col-xs-3"&gt;2&lt;/div&gt;</text:p>
      <text:p text:style-name="P68"><text:s text:c="2"/>&lt;div class="col-xs-3"&gt;3&lt;/div&gt;</text:p>
      <text:p text:style-name="P69"><text:s text:c="2"/>&lt;div class="col-xs-3"&gt;4&lt;/div&gt;</text:p>
      <text:p text:style-name="P70">&lt;/div&gt;</text:p>
      <text:h text:style-name="Heading_20_2" text:outline-level="2">Multidispositivo</text:h>
      <text:p text:style-name="First_20_paragraph">1 columna para xs (&lt;768px)</text:p>
      <text:p text:style-name="Text_20_body">2 columnas para sm (≥768px)</text:p>
      <text:p text:style-name="Text_20_body">3 columnas para md (≥992px)</text:p>
      <text:p text:style-name="Text_20_body">4 columnas para lg (≥1200px)</text:p>
      <text:h text:style-name="Heading_20_2" text:outline-level="2">Normal</text:h>
      <text:p text:style-name="P71">&lt;div class="row"&gt;</text:p>
      <text:p text:style-name="P72"><text:s text:c="2"/>&lt;div class="col-xs-12 col-sm-6</text:p>
      <text:p text:style-name="P73"><text:s text:c="4"/>col-md-4 col-lg-3"&gt;1&lt;/div&gt;</text:p>
      <text:p text:style-name="P74"><text:s text:c="2"/>&lt;div class="col-xs-12 col-sm-6</text:p>
      <text:p text:style-name="P75"><text:s text:c="4"/>col-md-4 col-lg-3"&gt;2&lt;/div&gt;</text:p>
      <text:p text:style-name="P76"><text:s text:c="2"/>&lt;div class="col-xs-12 col-sm-6</text:p>
      <text:p text:style-name="P77"><text:s text:c="4"/>col-md-4 col-lg-3"&gt;3&lt;/div&gt;</text:p>
      <text:p text:style-name="P78"><text:s text:c="2"/>&lt;div class="col-xs-12 col-sm-6</text:p>
      <text:p text:style-name="P79"><text:s text:c="4"/>col-md-4 col-lg-3"&gt;4&lt;/didv&gt;</text:p>
      <text:p text:style-name="P80">&lt;/div&gt;</text:p>
      <text:h text:style-name="Heading_20_2" text:outline-level="2">clearfix</text:h>
      <text:p text:style-name="First_20_paragraph">Problema cuando una capa tiene un alto mayor que la de los demás:</text:p>
      <text:p text:style-name="Text_20_body"><draw:frame draw:name="img5" svg:width="778pt" svg:height="419pt"><draw:image xlink:href="Pictures/4.png" xlink:type="simple" xlink:show="embed" xlink:actuate="onLoad"/></draw:frame></text:p>
      <text:p text:style-name="P81">&lt;div class="row"&gt;</text:p>
      <text:p text:style-name="P82"><text:s text:c="2"/>&lt;div class="..."&gt;1</text:p>
      <text:p text:style-name="P83"><text:s text:c="4"/>Resize your viewport&lt;/div&gt;</text:p>
      <text:p text:style-name="P84"><text:s text:c="2"/>&lt;div class="..."&gt;2&lt;/div&gt;</text:p>
      <text:p text:style-name="P85"><text:s text:c="2"/>&lt;div class="clearfix</text:p>
      <text:p text:style-name="P86"><text:s text:c="4"/>visible-sm-block"&gt;&lt;/div&gt;</text:p>
      <text:p text:style-name="P87"><text:s text:c="2"/>&lt;div class="..."&gt;3&lt;/div&gt;</text:p>
      <text:p text:style-name="P88"><text:s text:c="2"/>&lt;div class="clearfix</text:p>
      <text:p text:style-name="P89"><text:s text:c="4"/>visible-md-block"&gt;&lt;/div&gt;</text:p>
      <text:p text:style-name="P90"><text:s text:c="2"/>&lt;div class="..."&gt;4&lt;/didv&gt;</text:p>
      <text:p text:style-name="P91">&lt;/div&gt;</text:p>
      <text:h text:style-name="Heading_20_2" text:outline-level="2">Huecos con offset</text:h>
      <text:p text:style-name="First_20_paragraph"><draw:frame draw:name="img6" svg:width="990pt" svg:height="259pt"><draw:image xlink:href="Pictures/5.png" xlink:type="simple" xlink:show="embed" xlink:actuate="onLoad"/></draw:frame></text:p>
      <text:p text:style-name="P92">&lt;div class="row"&gt;</text:p>
      <text:p text:style-name="P93"><text:s text:c="2"/>&lt;div class="col-md-4"&gt;</text:p>
      <text:p text:style-name="P94"><text:s text:c="4"/>.col-md-4&lt;/div&gt;</text:p>
      <text:p text:style-name="P95"><text:s text:c="2"/>&lt;div class="col-md-4</text:p>
      <text:p text:style-name="P96"><text:s text:c="4"/>col-md-offset-4"&gt;</text:p>
      <text:p text:style-name="P97"><text:s text:c="4"/>.col-md-4 .col-md-offset-4&lt;/div&gt;</text:p>
      <text:p text:style-name="P98">&lt;/div&gt;</text:p>
      <text:p text:style-name="P99">&lt;div class="row"&gt;</text:p>
      <text:p text:style-name="P100"><text:s text:c="2"/>&lt;div class="col-md-3</text:p>
      <text:p text:style-name="P101"><text:s text:c="4"/>col-md-offset-3"&gt;.col-md-3</text:p>
      <text:p text:style-name="P102"><text:s text:c="6"/>.col-md-offset-3&lt;/div&gt;</text:p>
      <text:p text:style-name="P103"><text:s text:c="2"/>&lt;div class="col-md-3</text:p>
      <text:p text:style-name="P104"><text:s text:c="4"/>col-md-offset-3"&gt;.col-md-3</text:p>
      <text:p text:style-name="P105"><text:s text:c="6"/>.col-md-offset-3&lt;/div&gt;</text:p>
      <text:p text:style-name="P106">&lt;/div&gt;</text:p>
      <text:p text:style-name="P107">&lt;div class="row"&gt;</text:p>
      <text:p text:style-name="P108"><text:s text:c="2"/>&lt;div class="col-md-6</text:p>
      <text:p text:style-name="P109"><text:s text:c="4"/>col-md-offset-3"&gt;.col-md-6</text:p>
      <text:p text:style-name="P110"><text:s text:c="6"/>.col-md-offset-3&lt;/div&gt;</text:p>
      <text:p text:style-name="P111">&lt;/div&gt;</text:p>
      <text:h text:style-name="Heading_20_2" text:outline-level="2">push &amp; pull</text:h>
      <text:p text:style-name="First_20_paragraph"><draw:frame draw:name="img7" svg:width="993pt" svg:height="114pt"><draw:image xlink:href="Pictures/6.png" xlink:type="simple" xlink:show="embed" xlink:actuate="onLoad"/></draw:frame></text:p>
      <text:p text:style-name="P112">&lt;div class="row"&gt;</text:p>
      <text:p text:style-name="P113"><text:s text:c="2"/>&lt;div class="col-md-9</text:p>
      <text:p text:style-name="P114"><text:s text:c="4"/>col-md-push-3"&gt;</text:p>
      <text:p text:style-name="P115"><text:s text:c="4"/>.col-md-9 .col-md-push-3&lt;/div&gt;</text:p>
      <text:p text:style-name="P116"><text:s text:c="2"/>&lt;div class="col-md-3</text:p>
      <text:p text:style-name="P117"><text:s text:c="4"/>col-md-pull-9"&gt;</text:p>
      <text:p text:style-name="P118"><text:s text:c="4"/>.col-md-3 .col-md-pull-9&lt;/div&gt;</text:p>
      <text:p text:style-name="P119">&lt;/div&gt;</text:p>
      <text:h text:style-name="Heading_20_2" text:outline-level="2">Media Queries</text:h>
      <text:p text:style-name="First_20_paragraph">Estas son las Media Queries que se usan:</text:p>
      <text:p text:style-name="P120">/* Extra small devices</text:p>
      <text:p text:style-name="P121"><text:s text:c="3"/>(phones, less than 768px) */</text:p>
      <text:p text:style-name="P122">/* default in Bootstrap */</text:p>
      <text:p text:style-name="P123"/>
      <text:p text:style-name="P124">/* Small devices</text:p>
      <text:p text:style-name="P125"><text:s text:c="3"/>(tablets, 768px and up) */</text:p>
      <text:p text:style-name="P126">@media (min-width: @screen-sm-min) {}</text:p>
      <text:p text:style-name="P127"/>
      <text:p text:style-name="P128">/* Medium devices</text:p>
      <text:p text:style-name="P129"><text:s text:c="3"/>(desktops, 992px and up) */</text:p>
      <text:p text:style-name="P130">@media (min-width: @screen-md-min) {}</text:p>
      <text:p text:style-name="P131"/>
      <text:p text:style-name="P132">/* Large devices</text:p>
      <text:p text:style-name="P133"><text:s text:c="3"/>(large desktops, 1200px and up) */</text:p>
      <text:p text:style-name="P134">@media (min-width: @screen-lg-min) {}</text:p>
      <text:p text:style-name="First_20_paragraph">A veces también usan max-witdh para limitar ciertas reglas.</text:p>
      <text:p text:style-name="P135">@media (max-width: @screen-xs-max) {}</text:p>
      <text:p text:style-name="P136"/>
      <text:p text:style-name="P137">@media (min-width: @screen-sm-min)</text:p>
      <text:p text:style-name="P138"><text:s text:c="4"/>and (max-width: @screen-sm-max) {}</text:p>
      <text:p text:style-name="P139"/>
      <text:p text:style-name="P140">@media (min-width: @screen-md-min)</text:p>
      <text:p text:style-name="P141"><text:s text:c="4"/>and (max-width: @screen-md-max) {}</text:p>
      <text:p text:style-name="P142"/>
      <text:p text:style-name="P143">@media (min-width: @screen-lg-min) {}</text:p>
      <text:h text:style-name="Heading_20_1" text:outline-level="1">Tipografía</text:h>
      <text:h text:style-name="Heading_20_2" text:outline-level="2">Cabeceras</text:h>
      <text:p text:style-name="First_20_paragraph"><draw:frame draw:name="img8" svg:width="782pt" svg:height="236pt"><draw:image xlink:href="Pictures/7.png" xlink:type="simple" xlink:show="embed" xlink:actuate="onLoad"/></draw:frame></text:p>
      <text:p text:style-name="P144">&lt;h1&gt;h1.Cabeceras con Bootstrap</text:p>
      <text:p text:style-name="P145"><text:s text:c="2"/>&lt;small&gt;Texto secundario&lt;/small&gt;&lt;/h1&gt;</text:p>
      <text:p text:style-name="P146"/>
      <text:p text:style-name="P147">&lt;h2&gt;h2.Cabeceras con Bootstrap</text:p>
      <text:p text:style-name="P148"><text:s text:c="2"/>&lt;small&gt;Texto secundario&lt;/small&gt;&lt;/h2&gt;</text:p>
      <text:h text:style-name="Heading_20_2" text:outline-level="2">Párrafos</text:h>
      <text:p text:style-name="First_20_paragraph"><draw:frame draw:name="img9" svg:width="747pt" svg:height="226pt"><draw:image xlink:href="Pictures/8.png" xlink:type="simple" xlink:show="embed" xlink:actuate="onLoad"/></draw:frame></text:p>
      <text:p text:style-name="P149">&lt;p class="lead"&gt;</text:p>
      <text:p text:style-name="P150"><text:s text:c="2"/>Párrafo con class="lead"&lt;/p&gt;</text:p>
      <text:p text:style-name="P151"/>
      <text:p text:style-name="P152">&lt;p&gt;Párrafo normal&lt;/p&gt;</text:p>
      <text:p text:style-name="P153"/>
      <text:p text:style-name="P154">&lt;p class="small"&gt;</text:p>
      <text:p text:style-name="P155"><text:s text:c="2"/>Párrafo con class="small"&lt;/p&gt;</text:p>
      <text:h text:style-name="Heading_20_2" text:outline-level="2">Textos en línea</text:h>
      <text:p text:style-name="First_20_paragraph"><draw:frame draw:name="img10" svg:width="441pt" svg:height="204pt"><draw:image xlink:href="Pictures/9.png" xlink:type="simple" xlink:show="embed" xlink:actuate="onLoad"/></draw:frame></text:p>
      <text:h text:style-name="Heading_20_2" text:outline-level="2">strong</text:h>
      <text:p text:style-name="First_20_paragraph">mucho émfasis</text:p>
      <text:p text:style-name="P156">&lt;p&gt;Puedes usar el tag strong para darle &lt;strong&gt;mucho émfasis&lt;/strong&gt; a un texto&lt;/p&gt;</text:p>
      <text:h text:style-name="Heading_20_2" text:outline-level="2">em</text:h>
      <text:p text:style-name="First_20_paragraph">émfasis</text:p>
      <text:p text:style-name="P157">&lt;p&gt;Puedes usar el tag em para darle &lt;em&gt;émfasis&lt;/em&gt; a un texto&lt;/p&gt;</text:p>
      <text:h text:style-name="Heading_20_2" text:outline-level="2">mark</text:h>
      <text:p text:style-name="First_20_paragraph">marcar</text:p>
      <text:p text:style-name="P158">&lt;p&gt;Puedes usar el tag mark para &lt;mark&gt;marcar&lt;/mark&gt; un texto&lt;/p&gt;</text:p>
      <text:h text:style-name="Heading_20_2" text:outline-level="2">ins</text:h>
      <text:p text:style-name="First_20_paragraph">insertar un texto (mejor que subrallar)</text:p>
      <text:p text:style-name="P159">&lt;p&gt;Puedes usar el tag ins para &lt;ins&gt;insertar&lt;/ins&gt; un texto&lt;/p&gt;</text:p>
      <text:h text:style-name="Heading_20_2" text:outline-level="2">del</text:h>
      <text:p text:style-name="First_20_paragraph">borrar un texto (mejor que tachar)</text:p>
      <text:p text:style-name="P160">&lt;p&gt;Puedes usar el tag del para &lt;del&gt;borrar&lt;/del&gt; un texto&lt;/p&gt;</text:p>
      <text:h text:style-name="Heading_20_2" text:outline-level="2">Alineación</text:h>
      <text:p text:style-name="First_20_paragraph"><draw:frame draw:name="img11" svg:width="762pt" svg:height="217pt"><draw:image xlink:href="Pictures/10.png" xlink:type="simple" xlink:show="embed" xlink:actuate="onLoad"/></draw:frame></text:p>
      <text:h text:style-name="Heading_20_2" text:outline-level="2">Izquierda</text:h>
      <text:p text:style-name="First_20_paragraph">Texto alineado a la izquierda.</text:p>
      <text:p text:style-name="P161">&lt;p class="text-left"&gt;Texto alineado a la izquierda.&lt;/p&gt;</text:p>
      <text:h text:style-name="Heading_20_2" text:outline-level="2">Centrado</text:h>
      <text:p text:style-name="First_20_paragraph">Texto centrado.</text:p>
      <text:p text:style-name="P162">&lt;p class="text-center"&gt;Texto centrado.&lt;/p&gt;</text:p>
      <text:h text:style-name="Heading_20_2" text:outline-level="2">Derecha</text:h>
      <text:p text:style-name="First_20_paragraph">Texto alineado a la derecha.</text:p>
      <text:p text:style-name="P163">&lt;p class="text-right"&gt;Texto alineado a la derecha.&lt;/p&gt;</text:p>
      <text:h text:style-name="Heading_20_2" text:outline-level="2">Justificado</text:h>
      <text:p text:style-name="First_20_paragraph">Texto justificado.</text:p>
      <text:p text:style-name="P164">&lt;p class="text-justify"&gt;Texto justificado.&lt;/p&gt;</text:p>
      <text:h text:style-name="Heading_20_2" text:outline-level="2">Sin ajuste</text:h>
      <text:p text:style-name="First_20_paragraph">Texto sin ajuste.</text:p>
      <text:p text:style-name="P165">&lt;p class="text-nowrap"&gt;Texto sin ajuste.&lt;/p&gt;</text:p>
      <text:h text:style-name="Heading_20_2" text:outline-level="2">Capitalización</text:h>
      <text:p text:style-name="First_20_paragraph"><draw:frame draw:name="img12" svg:width="273pt" svg:height="143pt"><draw:image xlink:href="Pictures/11.png" xlink:type="simple" xlink:show="embed" xlink:actuate="onLoad"/></draw:frame></text:p>
      <text:h text:style-name="Heading_20_2" text:outline-level="2">Minúsculas</text:h>
      <text:p text:style-name="First_20_paragraph">Minúsculas</text:p>
      <text:p text:style-name="P166">&lt;p class="text-lowercase"&gt;Lowercased text.&lt;/p&gt;</text:p>
      <text:h text:style-name="Heading_20_2" text:outline-level="2">Mayúsculas</text:h>
      <text:p text:style-name="First_20_paragraph">Mayúsculas</text:p>
      <text:p text:style-name="P167">&lt;p class="text-uppercase"&gt;Uppercased text.&lt;/p&gt;</text:p>
      <text:h text:style-name="Heading_20_2" text:outline-level="2">Tipo Título</text:h>
      <text:p text:style-name="First_20_paragraph">Tipo Título</text:p>
      <text:p text:style-name="P168">&lt;p class="text-capitalize"&gt;Capitalized text.&lt;/p&gt;</text:p>
      <text:h text:style-name="Heading_20_2" text:outline-level="2">Abreviaturas</text:h>
      <text:p text:style-name="First_20_paragraph"><draw:frame draw:name="img13" svg:width="558pt" svg:height="135pt"><draw:image xlink:href="Pictures/12.png" xlink:type="simple" xlink:show="embed" xlink:actuate="onLoad"/></draw:frame></text:p>
      <text:p text:style-name="P169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4" svg:width="236pt" svg:height="206pt"><draw:image xlink:href="Pictures/13.png" xlink:type="simple" xlink:show="embed" xlink:actuate="onLoad"/></draw:frame></text:p>
      <text:p text:style-name="P170">&lt;address&gt;</text:p>
      <text:p text:style-name="P171"><text:s text:c="2"/>&lt;strong&gt;Twitter, Inc.&lt;/strong&gt;&lt;br&gt;</text:p>
      <text:p text:style-name="P172"><text:s text:c="2"/>795 Folsom Ave, Suite 600&lt;br&gt;</text:p>
      <text:p text:style-name="P173"><text:s text:c="2"/>San Francisco, CA 94107&lt;br&gt;</text:p>
      <text:p text:style-name="P174"><text:s text:c="2"/>&lt;abbr title="Phone"&gt;P:&lt;/abbr&gt;</text:p>
      <text:p text:style-name="P175"><text:s text:c="2"/>(123) 456-7890</text:p>
      <text:p text:style-name="P176">&lt;/address&gt;</text:p>
      <text:p text:style-name="P177"/>
      <text:p text:style-name="P178">&lt;address&gt;</text:p>
      <text:p text:style-name="P179"><text:s text:c="2"/>&lt;strong&gt;Full Name&lt;/strong&gt;&lt;br&gt;</text:p>
      <text:p text:style-name="P180"><text:s text:c="2"/>&lt;a href="mailto:#"&gt;info@name.com&lt;/a&gt;</text:p>
      <text:p text:style-name="P181">&lt;/address&gt;</text:p>
      <text:h text:style-name="Heading_20_2" text:outline-level="2">Citas</text:h>
      <text:p text:style-name="First_20_paragraph"><draw:frame draw:name="img15" svg:width="750pt" svg:height="148pt"><draw:image xlink:href="Pictures/14.png" xlink:type="simple" xlink:show="embed" xlink:actuate="onLoad"/></draw:frame></text:p>
      <text:p text:style-name="P182">&lt;blockquote class="blockquote"&gt;</text:p>
      <text:p text:style-name="P183"/>
      <text:p text:style-name="P184"><text:s text:c="2"/>&lt;p&gt;Lorem ipsum dolor sit amet, consectetur adipiscing elit. Integer posuere erat a ante.&lt;/p&gt;</text:p>
      <text:p text:style-name="P185"/>
      <text:p text:style-name="P186"><text:s text:c="2"/>&lt;footer&gt;Someone famous in &lt;cite title="Source Title"&gt;Source Title&lt;/cite&gt;&lt;/footer&gt;</text:p>
      <text:p text:style-name="P187"/>
      <text:p text:style-name="P188">&lt;/blockquote&gt;</text:p>
      <text:h text:style-name="Heading_20_2" text:outline-level="2">Listas</text:h>
      <text:p text:style-name="First_20_paragraph"><draw:frame draw:name="img16" svg:width="285pt" svg:height="78pt"><draw:image xlink:href="Pictures/15.png" xlink:type="simple" xlink:show="embed" xlink:actuate="onLoad"/></draw:frame></text:p>
      <text:p text:style-name="P189">&lt;ul class="list-inline"&gt;</text:p>
      <text:p text:style-name="P190"><text:s text:c="2"/>&lt;li&gt;Peras&lt;/li&gt;</text:p>
      <text:p text:style-name="P191"><text:s text:c="2"/>&lt;li&gt;Manzanas&lt;/li&gt;</text:p>
      <text:p text:style-name="P192"><text:s text:c="2"/>&lt;li&gt;Naranjas&lt;/li&gt;</text:p>
      <text:p text:style-name="P193"><text:s text:c="2"/>&lt;li&gt;Platanos&lt;/li&gt;</text:p>
      <text:p text:style-name="P194">&lt;/ul&gt;</text:p>
      <text:h text:style-name="Heading_20_2" text:outline-level="2">Descripciones</text:h>
      <text:p text:style-name="First_20_paragraph"><draw:frame draw:name="img17" svg:width="711pt" svg:height="142pt"><draw:image xlink:href="Pictures/16.png" xlink:type="simple" xlink:show="embed" xlink:actuate="onLoad"/></draw:frame></text:p>
      <text:p text:style-name="P195">&lt;dl class="dl-horizontal"&gt;</text:p>
      <text:p text:style-name="P196"><text:s text:c="2"/>&lt;dt&gt;Descripción&lt;/dt&gt;</text:p>
      <text:p text:style-name="P197"><text:s text:c="2"/>&lt;dd&gt;Perfecta para definir.&lt;/dd&gt;</text:p>
      <text:p text:style-name="P198"><text:s text:c="2"/>&lt;dt&gt;Euismod&lt;/dt&gt;</text:p>
      <text:p text:style-name="P199"><text:s text:c="2"/>&lt;dd&gt;Vestibulum id ligula...&lt;/dd&gt;</text:p>
      <text:p text:style-name="P200"><text:s text:c="2"/>&lt;dt&gt;Felis euismod semper eget&lt;/dt&gt;</text:p>
      <text:p text:style-name="P201"><text:s text:c="2"/>&lt;dd&gt;Fusce dapibus, tellus ...&lt;/dd&gt;</text:p>
      <text:p text:style-name="P202">&lt;/dl&gt;</text:p>
      <text:h text:style-name="Heading_20_1" text:outline-level="1">Tablas</text:h>
      <text:h text:style-name="Heading_20_2" text:outline-level="2">Clases</text:h>
      <text:p text:style-name="First_20_paragraph"><text:span text:style-name="T171">table</text:span>: para darle el formato</text:p>
      <text:p text:style-name="Text_20_body"><text:span text:style-name="T172">table-striped</text:span>: para darle formato a las pares y a las impares</text:p>
      <text:p text:style-name="Text_20_body"><text:span text:style-name="T173">table-bordered</text:span>: para ponerle bordes a la tabla</text:p>
      <text:p text:style-name="Text_20_body"><text:span text:style-name="T174">table-hover</text:span>: para oscurecer la fila en donde está el ratón</text:p>
      <text:p text:style-name="Text_20_body"><text:span text:style-name="T175">table-condensed</text:span>: para que ocupe menos espacio</text:p>
      <text:h text:style-name="Heading_20_2" text:outline-level="2">Responsive</text:h>
      <text:p text:style-name="First_20_paragraph">Poniendo la tabla dentro de una <text:span text:style-name="T176">capa</text:span><text:span text:style-name="T177"> </text:span><text:span text:style-name="T178">con</text:span><text:span text:style-name="T179"> </text:span><text:span text:style-name="T180">class=table-responsive</text:span> aparecerá un scroll horizontal en la tabla en dispositivos pequeños.</text:p>
      <text:h text:style-name="Heading_20_2" text:outline-level="2">Ejemplo</text:h>
      <text:p text:style-name="First_20_paragraph"><draw:frame draw:name="img18" svg:width="748pt" svg:height="187pt"><draw:image xlink:href="Pictures/17.png" xlink:type="simple" xlink:show="embed" xlink:actuate="onLoad"/></draw:frame></text:p>
      <text:p text:style-name="P203">&lt;div class="table-responsive"&gt;</text:p>
      <text:p text:style-name="P204"><text:s text:c="2"/>&lt;table class="table table-striped <text:s text:c="1"/>table-bordered table-hover table-condensed"&gt;</text:p>
      <text:p text:style-name="P205"><text:s text:c="4"/>&lt;thead&gt;</text:p>
      <text:p text:style-name="P206"><text:s text:c="6"/>&lt;tr&gt;</text:p>
      <text:p text:style-name="P207"><text:s text:c="8"/>&lt;th&gt;...</text:p>
      <text:p text:style-name="P208"><text:s text:c="4"/>&lt;/thead&gt;</text:p>
      <text:p text:style-name="P209"><text:s text:c="4"/>&lt;tbody&gt;</text:p>
      <text:p text:style-name="P210"><text:s text:c="6"/>&lt;tr&gt;</text:p>
      <text:p text:style-name="P211"><text:s text:c="8"/>&lt;td&gt;...</text:p>
      <text:p text:style-name="P212"><text:s text:c="4"/>&lt;/tbody&gt;</text:p>
      <text:p text:style-name="P213"><text:s text:c="2"/>&lt;/table&gt;</text:p>
      <text:p text:style-name="P214">&lt;/div&gt;</text:p>
      <text:h text:style-name="Heading_20_1" text:outline-level="1">Formularios</text:h>
      <text:h text:style-name="Heading_20_2" text:outline-level="2">Lo básico</text:h>
      <text:p text:style-name="First_20_paragraph">Agrupar label + control con <text:span text:style-name="T181">class=form-group</text:span></text:p>
      <text:p text:style-name="Text_20_body">Input, textarea y select con <text:span text:style-name="T182">class=form-control</text:span></text:p>
      <text:p text:style-name="Text_20_body">Layouts: <text:span text:style-name="T183">normal,</text:span><text:span text:style-name="T184"> </text:span><text:span text:style-name="T185">form-inline</text:span><text:span text:style-name="T186"> </text:span><text:span text:style-name="T187">y</text:span><text:span text:style-name="T188"> </text:span><text:span text:style-name="T189">form-horizontal</text:span></text:p>
      <text:p text:style-name="Text_20_body">Para distribuir el contenido, se puede <text:span text:style-name="T190">usar</text:span><text:span text:style-name="T191"> </text:span><text:span text:style-name="T192">.col-</text:span><text:span text:style-name="T193"> </text:span><text:span text:style-name="T194">pero</text:span><text:span text:style-name="T195"> </text:span><text:span text:style-name="T196">no</text:span><text:span text:style-name="T197"> </text:span><text:span text:style-name="T198">hace</text:span><text:span text:style-name="T199"> </text:span><text:span text:style-name="T200">falta</text:span><text:span text:style-name="T201"> </text:span><text:span text:style-name="T202">usar</text:span><text:span text:style-name="T203"> </text:span><text:span text:style-name="T204">.row</text:span></text:p>
      <text:h text:style-name="Heading_20_2" text:outline-level="2">Normal</text:h>
      <text:p text:style-name="First_20_paragraph"><draw:frame draw:name="img19" svg:width="746pt" svg:height="275pt"><draw:image xlink:href="Pictures/18.png" xlink:type="simple" xlink:show="embed" xlink:actuate="onLoad"/></draw:frame></text:p>
      <text:h text:style-name="Heading_20_2" text:outline-level="2">Inline</text:h>
      <text:p text:style-name="First_20_paragraph"><draw:frame draw:name="img20" svg:width="616pt" svg:height="99pt"><draw:image xlink:href="Pictures/19.png" xlink:type="simple" xlink:show="embed" xlink:actuate="onLoad"/></draw:frame></text:p>
      <text:h text:style-name="Heading_20_2" text:outline-level="2">Horizontal</text:h>
      <text:p text:style-name="First_20_paragraph"><draw:frame draw:name="img21" svg:width="749pt" svg:height="235pt"><draw:image xlink:href="Pictures/20.png" xlink:type="simple" xlink:show="embed" xlink:actuate="onLoad"/></draw:frame></text:p>
      <text:h text:style-name="Heading_20_2" text:outline-level="2">Ejemplo</text:h>
      <text:p text:style-name="P215">&lt;form class="form" role="form"&gt;</text:p>
      <text:p text:style-name="P216"><text:s text:c="2"/>&lt;div class="form-group"&gt;</text:p>
      <text:p text:style-name="P217"><text:s text:c="4"/>&lt;label for="inputEmail3"</text:p>
      <text:p text:style-name="P218"><text:s text:c="6"/>class="col-sm-2 control-label"&gt;</text:p>
      <text:p text:style-name="P219"><text:s text:c="6"/>Email&lt;/label&gt;</text:p>
      <text:p text:style-name="P220"><text:s text:c="4"/>&lt;div class="col-sm-10"&gt;</text:p>
      <text:p text:style-name="P221"><text:s text:c="6"/>&lt;input class="form-control"</text:p>
      <text:p text:style-name="P222"><text:s text:c="7"/>id="inputEmail3"</text:p>
      <text:p text:style-name="P223"><text:s text:c="7"/>placeholder="Enter Email"</text:p>
      <text:p text:style-name="P224"><text:s text:c="7"/>type="email"&gt;</text:p>
      <text:p text:style-name="P225"><text:s text:c="4"/>&lt;/div&gt;</text:p>
      <text:p text:style-name="P226"><text:s text:c="2"/>&lt;/div&gt;</text:p>
      <text:p text:style-name="P227"><text:s text:c="2"/>&lt;div class="form-group"&gt;</text:p>
      <text:p text:style-name="P228"><text:s text:c="4"/>&lt;div class="col-sm-offset-2</text:p>
      <text:p text:style-name="P229"><text:s text:c="6"/>col-sm-10"&gt;</text:p>
      <text:p text:style-name="P230"><text:s text:c="6"/>&lt;button type="submit"</text:p>
      <text:p text:style-name="P231"><text:s text:c="8"/>class="btn btn-default"&gt;</text:p>
      <text:p text:style-name="P232"><text:s text:c="8"/>Sign in&lt;/button&gt;</text:p>
      <text:p text:style-name="P233"><text:s text:c="4"/>&lt;/div&gt;</text:p>
      <text:p text:style-name="P234"><text:s text:c="2"/>&lt;/div&gt;</text:p>
      <text:p text:style-name="P235">&lt;/form&gt;</text:p>
      <text:h text:style-name="Heading_20_2" text:outline-level="2">Inputs</text:h>
      <text:p text:style-name="First_20_paragraph">Los de <text:span text:style-name="T205">HTML5</text:span>: text, password, datetime, datetime-local, date, month, time, week, number, email, url, search, tel, and color.</text:p>
      <text:h text:style-name="Heading_20_2" text:outline-level="2">Checkboxes and radios</text:h>
      <text:p text:style-name="First_20_paragraph">Se puede usar <text:span text:style-name="T206">class=checkbox-inline</text:span> o <text:span text:style-name="T207">class=radio-inline</text:span></text:p>
      <text:p text:style-name="P236">&lt;div class="radio"&gt;</text:p>
      <text:p text:style-name="P237"><text:s text:c="2"/>&lt;label&gt;</text:p>
      <text:p text:style-name="P238"><text:s text:c="4"/>&lt;input type="radio"</text:p>
      <text:p text:style-name="P239"><text:s text:c="6"/>name="optionsRadios"</text:p>
      <text:p text:style-name="P240"><text:s text:c="6"/>id="optionsRadios1"</text:p>
      <text:p text:style-name="P241"><text:s text:c="6"/>value="option1" checked&gt;</text:p>
      <text:p text:style-name="P242"><text:s text:c="6"/>checked&lt;/label&gt;</text:p>
      <text:p text:style-name="P243">&lt;/div&gt;</text:p>
      <text:p text:style-name="P244">&lt;div class="radio disabled"&gt;</text:p>
      <text:p text:style-name="P245"><text:s text:c="2"/>&lt;label&gt;</text:p>
      <text:p text:style-name="P246"><text:s text:c="4"/>&lt;input type="radio"</text:p>
      <text:p text:style-name="P247"><text:s text:c="6"/>name="optionsRadios"</text:p>
      <text:p text:style-name="P248"><text:s text:c="6"/>id="optionsRadios3"</text:p>
      <text:p text:style-name="P249"><text:s text:c="6"/>value="option3" disabled&gt;</text:p>
      <text:p text:style-name="P250"><text:s text:c="6"/>disabled&lt;/label&gt;</text:p>
      <text:p text:style-name="P251">&lt;/div&gt;</text:p>
      <text:h text:style-name="Heading_20_2" text:outline-level="2">Validaciones</text:h>
      <text:p text:style-name="First_20_paragraph"><draw:frame draw:name="img22" svg:width="749pt" svg:height="277pt"><draw:image xlink:href="Pictures/21.png" xlink:type="simple" xlink:show="embed" xlink:actuate="onLoad"/></draw:frame></text:p>
      <text:p text:style-name="Text_20_body">Usar los helpers <text:span text:style-name="T208">has-success,</text:span><text:span text:style-name="T209"> </text:span><text:span text:style-name="T210">has-warning</text:span><text:span text:style-name="T211"> </text:span><text:span text:style-name="T212">y</text:span><text:span text:style-name="T213"> </text:span><text:span text:style-name="T214">has-error</text:span></text:p>
      <text:p text:style-name="P252">&lt;div class="form-group</text:p>
      <text:p text:style-name="P253"><text:s text:c="2"/>has-success</text:p>
      <text:p text:style-name="P254"><text:s text:c="2"/>has-feedback"&gt;</text:p>
      <text:p text:style-name="P255"/>
      <text:p text:style-name="P256"><text:s text:c="2"/>&lt;label class="control-label"</text:p>
      <text:p text:style-name="P257"><text:s text:c="4"/>for="inputSuccess2"&gt;</text:p>
      <text:p text:style-name="P258"><text:s text:c="4"/>Input with success&lt;/label&gt;</text:p>
      <text:p text:style-name="P259"><text:s text:c="2"/>&lt;input type="text"</text:p>
      <text:p text:style-name="P260"><text:s text:c="4"/>class="form-control"</text:p>
      <text:p text:style-name="P261"><text:s text:c="4"/>id="inputSuccess2"&gt;</text:p>
      <text:p text:style-name="P262"><text:s text:c="2"/>&lt;span class="glyphicon</text:p>
      <text:p text:style-name="P263"><text:s text:c="4"/>glyphicon-ok</text:p>
      <text:p text:style-name="P264"><text:s text:c="4"/>form-control-feedback"&gt;&lt;/span&gt;</text:p>
      <text:p text:style-name="P265">&lt;/div&gt;</text:p>
      <text:h text:style-name="Heading_20_2" text:outline-level="2">Tamaños</text:h>
      <text:p text:style-name="First_20_paragraph"><draw:frame draw:name="img23" svg:width="744pt" svg:height="283pt"><draw:image xlink:href="Pictures/22.png" xlink:type="simple" xlink:show="embed" xlink:actuate="onLoad"/></draw:frame></text:p>
      <text:p text:style-name="Text_20_body">Usar los helpers <text:span text:style-name="T215">form-group-lg</text:span><text:span text:style-name="T216"> </text:span><text:span text:style-name="T217">o</text:span><text:span text:style-name="T218"> </text:span><text:span text:style-name="T219">form-group-sm</text:span> o bien, en caso de inputs aislados que no estén dentro de un form-group, usar <text:span text:style-name="T220">input-lg</text:span><text:span text:style-name="T221"> </text:span><text:span text:style-name="T222">o</text:span><text:span text:style-name="T223"> </text:span><text:span text:style-name="T224">input-sm</text:span></text:p>
      <text:p text:style-name="P266">&lt;form class="form-horizontal"</text:p>
      <text:p text:style-name="P267"><text:s text:c="2"/>role="form"&gt;</text:p>
      <text:p text:style-name="P268"><text:s text:c="2"/>&lt;div class="form-group</text:p>
      <text:p text:style-name="P269"><text:s text:c="4"/>form-group-lg"&gt;</text:p>
      <text:p text:style-name="P270"><text:s text:c="4"/>&lt;label class="col-sm-2</text:p>
      <text:p text:style-name="P271"><text:s text:c="6"/>control-label"</text:p>
      <text:p text:style-name="P272"><text:s text:c="6"/>for="formGroupInputLarge"&gt;</text:p>
      <text:p text:style-name="P273"><text:s text:c="6"/>Large label&lt;/label&gt;</text:p>
      <text:p text:style-name="P274"><text:s text:c="4"/>&lt;div class="col-sm-10"&gt;</text:p>
      <text:p text:style-name="P275"><text:s text:c="6"/>&lt;input class="form-control"</text:p>
      <text:p text:style-name="P276"><text:s text:c="8"/>type="text"</text:p>
      <text:p text:style-name="P277"><text:s text:c="8"/>id="formGroupInputLarge"</text:p>
      <text:p text:style-name="P278"><text:s text:c="8"/>placeholder="Large input"&gt;</text:p>
      <text:p text:style-name="P279"><text:s text:c="4"/>&lt;/div&gt;</text:p>
      <text:p text:style-name="P280"><text:s text:c="2"/>&lt;/div&gt;</text:p>
      <text:p text:style-name="P281">&lt;/form&gt;</text:p>
      <text:p text:style-name="First_20_paragraph">Usar los helpers <text:span text:style-name="T225">form-group-lg</text:span><text:span text:style-name="T226"> </text:span><text:span text:style-name="T227">o</text:span><text:span text:style-name="T228"> </text:span><text:span text:style-name="T229">form-group-sm</text:span> o bien, en caso de inputs aislados que no estén dentro de un form-group, usar <text:span text:style-name="T230">input-lg</text:span><text:span text:style-name="T231"> </text:span><text:span text:style-name="T232">o</text:span><text:span text:style-name="T233"> </text:span><text:span text:style-name="T234">input-sm</text:span></text:p>
      <text:p text:style-name="P282">&lt;form class="form-horizontal" role="form"&gt;</text:p>
      <text:p text:style-name="P283"><text:s text:c="2"/>&lt;div class="form-group</text:p>
      <text:p text:style-name="P284"><text:s text:c="4"/>form-group-sm"&gt;</text:p>
      <text:p text:style-name="P285"><text:s text:c="4"/>&lt;label class="col-sm-2</text:p>
      <text:p text:style-name="P286"><text:s text:c="6"/>control-label"</text:p>
      <text:p text:style-name="P287"><text:s text:c="6"/>for="formGroupInputSmall"&gt;</text:p>
      <text:p text:style-name="P288"><text:s text:c="6"/>Small label&lt;/label&gt;</text:p>
      <text:p text:style-name="P289"><text:s text:c="4"/>&lt;div class="col-sm-10"&gt;</text:p>
      <text:p text:style-name="P290"><text:s text:c="6"/>&lt;input class="form-control"</text:p>
      <text:p text:style-name="P291"><text:s text:c="8"/>type="text"</text:p>
      <text:p text:style-name="P292"><text:s text:c="8"/>id="formGroupInputSmall"</text:p>
      <text:p text:style-name="P293"><text:s text:c="8"/>placeholder="Small input"&gt;</text:p>
      <text:p text:style-name="P294"><text:s text:c="4"/>&lt;/div&gt;</text:p>
      <text:p text:style-name="P295"><text:s text:c="2"/>&lt;/div&gt;</text:p>
      <text:p text:style-name="P296">&lt;/form&gt;</text:p>
      <text:h text:style-name="Heading_20_1" text:outline-level="1">Botones</text:h>
      <text:h text:style-name="Heading_20_2" text:outline-level="2">Ejemplos</text:h>
      <text:p text:style-name="First_20_paragraph"><draw:frame draw:name="img24" svg:width="625pt" svg:height="367pt"><draw:image xlink:href="Pictures/23.png" xlink:type="simple" xlink:show="embed" xlink:actuate="onLoad"/></draw:frame></text:p>
      <text:h text:style-name="Heading_20_2" text:outline-level="2">Tipos</text:h>
      <text:p text:style-name="First_20_paragraph"><draw:frame draw:name="img25" svg:width="596pt" svg:height="102pt"><draw:image xlink:href="Pictures/24.png" xlink:type="simple" xlink:show="embed" xlink:actuate="onLoad"/></draw:frame></text:p>
      <text:p text:style-name="P297">&lt;button type="button"</text:p>
      <text:p text:style-name="P298"><text:s text:c="2"/>class="btn"&gt;</text:p>
      <text:p text:style-name="P299"><text:s text:c="2"/>Button&lt;/button&gt;</text:p>
      <text:p text:style-name="P300"/>
      <text:p text:style-name="P301">&lt;button type="button"</text:p>
      <text:p text:style-name="P302"><text:s text:c="2"/>class="btn btn-default"&gt;</text:p>
      <text:p text:style-name="P303"><text:s text:c="2"/>Default&lt;/button&gt;</text:p>
      <text:p text:style-name="P304"/>
      <text:p text:style-name="P305">&lt;button type="button"</text:p>
      <text:p text:style-name="P306"><text:s text:c="2"/>class="btn btn-primary"&gt;</text:p>
      <text:p text:style-name="P307"><text:s text:c="2"/>Primary&lt;/button&gt;</text:p>
      <text:p text:style-name="P308"/>
      <text:p text:style-name="P309">...</text:p>
      <text:h text:style-name="Heading_20_2" text:outline-level="2">Activados</text:h>
      <text:p text:style-name="First_20_paragraph"><draw:frame draw:name="img26" svg:width="589pt" svg:height="96pt"><draw:image xlink:href="Pictures/25.png" xlink:type="simple" xlink:show="embed" xlink:actuate="onLoad"/></draw:frame></text:p>
      <text:p text:style-name="P310">&lt;button type="button"</text:p>
      <text:p text:style-name="P311"><text:s text:c="2"/>class="btn active"&gt;</text:p>
      <text:p text:style-name="P312"><text:s text:c="2"/>Button&lt;/button&gt;</text:p>
      <text:p text:style-name="P313"/>
      <text:p text:style-name="P314">&lt;button type="button"</text:p>
      <text:p text:style-name="P315"><text:s text:c="2"/>class="btn active btn-default"&gt;</text:p>
      <text:p text:style-name="P316"><text:s text:c="2"/>Default&lt;/button&gt;</text:p>
      <text:p text:style-name="P317"/>
      <text:p text:style-name="P318">&lt;button type="button"</text:p>
      <text:p text:style-name="P319"><text:s text:c="2"/>class="btn active btn-primary"&gt;</text:p>
      <text:p text:style-name="P320"><text:s text:c="2"/>Primary&lt;/button&gt;</text:p>
      <text:p text:style-name="P321"/>
      <text:p text:style-name="P322">...</text:p>
      <text:h text:style-name="Heading_20_2" text:outline-level="2">Desactivados</text:h>
      <text:p text:style-name="First_20_paragraph"><draw:frame draw:name="img27" svg:width="588pt" svg:height="96pt"><draw:image xlink:href="Pictures/26.png" xlink:type="simple" xlink:show="embed" xlink:actuate="onLoad"/></draw:frame></text:p>
      <text:p text:style-name="P323">&lt;button type="button"</text:p>
      <text:p text:style-name="P324"><text:s text:c="2"/>disabled="disabled"</text:p>
      <text:p text:style-name="P325"><text:s text:c="2"/>class="btn active"&gt;</text:p>
      <text:p text:style-name="P326"><text:s text:c="2"/>Button&lt;/button&gt;</text:p>
      <text:p text:style-name="P327"/>
      <text:p text:style-name="P328">&lt;button type="button"</text:p>
      <text:p text:style-name="P329"><text:s text:c="2"/>disabled="disabled"</text:p>
      <text:p text:style-name="P330"><text:s text:c="2"/>class="btn active btn-default"&gt;</text:p>
      <text:p text:style-name="P331"><text:s text:c="2"/>Default&lt;/button&gt;</text:p>
      <text:p text:style-name="P332"/>
      <text:p text:style-name="P333">&lt;button type="button"</text:p>
      <text:p text:style-name="P334"><text:s text:c="2"/>disabled="disabled"</text:p>
      <text:p text:style-name="P335"><text:s text:c="2"/>class="btn active btn-primary"&gt;</text:p>
      <text:p text:style-name="P336"><text:s text:c="2"/>Primary&lt;/button&gt;</text:p>
      <text:p text:style-name="P337"/>
      <text:p text:style-name="P338">...</text:p>
      <text:h text:style-name="Heading_20_2" text:outline-level="2">Enlaces</text:h>
      <text:p text:style-name="First_20_paragraph"><draw:frame draw:name="img28" svg:width="461pt" svg:height="202pt"><draw:image xlink:href="Pictures/27.png" xlink:type="simple" xlink:show="embed" xlink:actuate="onLoad"/></draw:frame></text:p>
      <text:p text:style-name="P339">&lt;a href="#"</text:p>
      <text:p text:style-name="P340"><text:s text:c="2"/>class="btn btn-primary"</text:p>
      <text:p text:style-name="P341"><text:s text:c="2"/>role="button"&gt;</text:p>
      <text:p text:style-name="P342"><text:s text:c="2"/>Primary link&lt;/a&gt;</text:p>
      <text:p text:style-name="P343"/>
      <text:p text:style-name="P344">&lt;a href="#"</text:p>
      <text:p text:style-name="P345"><text:s text:c="2"/>class="btn btn-primary active"</text:p>
      <text:p text:style-name="P346"><text:s text:c="2"/>role="button"&gt;</text:p>
      <text:p text:style-name="P347"><text:s text:c="2"/>Primary link Active&lt;/a&gt;</text:p>
      <text:p text:style-name="P348"/>
      <text:p text:style-name="P349">&lt;a href="#"</text:p>
      <text:p text:style-name="P350"><text:s text:c="2"/>class="btn btn-primary disabled"</text:p>
      <text:p text:style-name="P351"><text:s text:c="2"/>role="button"&gt;</text:p>
      <text:p text:style-name="P352"><text:s text:c="2"/>Primary link Disabled&lt;/a&gt;</text:p>
      <text:h text:style-name="Heading_20_2" text:outline-level="2">Tamaños</text:h>
      <text:p text:style-name="First_20_paragraph"><draw:frame draw:name="img29" svg:width="484pt" svg:height="108pt"><draw:image xlink:href="Pictures/28.png" xlink:type="simple" xlink:show="embed" xlink:actuate="onLoad"/></draw:frame></text:p>
      <text:p text:style-name="P353">&lt;button type="button"</text:p>
      <text:p text:style-name="P354"><text:s text:c="2"/>class="btn btn-primary btn-lg"&gt;</text:p>
      <text:p text:style-name="P355"><text:s text:c="2"/>Large button&lt;/button&gt;</text:p>
      <text:p text:style-name="P356"/>
      <text:p text:style-name="P357">&lt;button type="button"</text:p>
      <text:p text:style-name="P358"><text:s text:c="2"/>class="btn btn-primary"&gt;</text:p>
      <text:p text:style-name="P359"><text:s text:c="2"/>Default button&lt;/button&gt;</text:p>
      <text:p text:style-name="P360"/>
      <text:p text:style-name="P361">&lt;button type="button"</text:p>
      <text:p text:style-name="P362"><text:s text:c="2"/>class="btn btn-primary btn-sm"&gt;</text:p>
      <text:p text:style-name="P363"><text:s text:c="2"/>Small button&lt;/button&gt;</text:p>
      <text:p text:style-name="P364"/>
      <text:p text:style-name="P365">&lt;button type="button"</text:p>
      <text:p text:style-name="P366"><text:s text:c="2"/>class="btn btn-primary btn-xs"&gt;</text:p>
      <text:p text:style-name="P367"><text:s text:c="2"/>Extra small button&lt;/button&gt;</text:p>
      <text:h text:style-name="Heading_20_2" text:outline-level="2">Expandir</text:h>
      <text:p text:style-name="First_20_paragraph"><draw:frame draw:name="img30" svg:width="573pt" svg:height="211pt"><draw:image xlink:href="Pictures/29.png" xlink:type="simple" xlink:show="embed" xlink:actuate="onLoad"/></draw:frame></text:p>
      <text:p text:style-name="P368">&lt;button type="button"</text:p>
      <text:p text:style-name="P369"><text:s text:c="2"/>class="btn btn-primary btn-lg</text:p>
      <text:p text:style-name="P370"><text:s text:c="2"/>btn-block"&gt;Large button&lt;/button&gt;</text:p>
      <text:p text:style-name="P371"/>
      <text:p text:style-name="P372">&lt;button type="button"</text:p>
      <text:p text:style-name="P373"><text:s text:c="2"/>class="btn btn-primary</text:p>
      <text:p text:style-name="P374"><text:s text:c="2"/>btn-block"&gt;Default button&lt;/button&gt;</text:p>
      <text:p text:style-name="P375"/>
      <text:p text:style-name="P376">&lt;button type="button"</text:p>
      <text:p text:style-name="P377"><text:s text:c="2"/>class="btn btn-primary btn-sm</text:p>
      <text:p text:style-name="P378"><text:s text:c="2"/>btn-block"&gt;Small button&lt;/button&gt;</text:p>
      <text:p text:style-name="P379"/>
      <text:p text:style-name="P380">&lt;button type="button"</text:p>
      <text:p text:style-name="P381"><text:s text:c="2"/>class="btn btn-primary btn-xs</text:p>
      <text:p text:style-name="P382"><text:s text:c="2"/>btn-block"&gt;Extra small&lt;/button&gt;</text:p>
      <text:h text:style-name="Heading_20_1" text:outline-level="1">Imágenes</text:h>
      <text:h text:style-name="Heading_20_2" text:outline-level="2">Responsive</text:h>
      <text:p text:style-name="First_20_paragraph">Añadir <text:span text:style-name="T235">class=img-responsive</text:span> pondrá max-size=100% y height=auto.</text:p>
      <text:h text:style-name="Heading_20_2" text:outline-level="2">Efectos</text:h>
      <text:p text:style-name="First_20_paragraph"><draw:frame draw:name="img31" svg:width="476pt" svg:height="243pt"><draw:image xlink:href="Pictures/30.png" xlink:type="simple" xlink:show="embed" xlink:actuate="onLoad"/></draw:frame></text:p>
      <text:p text:style-name="Text_20_body">Se pueden añadir efectos:</text:p>
      <text:list text:style-name="L10">
        <text:list-item>
          <text:p text:style-name="P383"><text:span text:style-name="T236">class=img-rounded</text:span>: redondea los bordes de la foto.</text:p>
        </text:list-item>
        <text:list-item>
          <text:p text:style-name="P383"><text:span text:style-name="T237">class=img-circle</text:span>: convierte la foto en circular.</text:p>
        </text:list-item>
        <text:list-item>
          <text:p text:style-name="P383"><text:span text:style-name="T238">class=img-thumbnail</text:span>: deja un pequeño recuadro a la foto.</text:p>
        </text:list-item>
      </text:list>
      <text:h text:style-name="Heading_20_1" text:outline-level="1">Helpers</text:h>
      <text:h text:style-name="Heading_20_2" text:outline-level="2">Textos coloreados</text:h>
      <text:p text:style-name="First_20_paragraph"><draw:frame draw:name="img32" svg:width="281pt" svg:height="231pt"><draw:image xlink:href="Pictures/31.png" xlink:type="simple" xlink:show="embed" xlink:actuate="onLoad"/></draw:frame></text:p>
      <text:p text:style-name="P384">&lt;p class="text-muted"&gt;</text:p>
      <text:p text:style-name="P385"><text:s text:c="2"/>text-muted&lt;/p&gt;</text:p>
      <text:p text:style-name="P386"/>
      <text:p text:style-name="P387">&lt;p class="text-primary"&gt;</text:p>
      <text:p text:style-name="P388"><text:s text:c="2"/>text-primary&lt;/p&gt;</text:p>
      <text:p text:style-name="P389"/>
      <text:p text:style-name="P390">&lt;p class="text-success"&gt;</text:p>
      <text:p text:style-name="P391"><text:s text:c="2"/>text-success&lt;/p&gt;</text:p>
      <text:p text:style-name="P392"/>
      <text:p text:style-name="P393">&lt;p class="text-info"&gt;</text:p>
      <text:p text:style-name="P394"><text:s text:c="2"/>text-info&lt;/p&gt;</text:p>
      <text:p text:style-name="P395"/>
      <text:p text:style-name="P396">&lt;p class="text-warning"&gt;</text:p>
      <text:p text:style-name="P397"><text:s text:c="2"/>text-warning&lt;/p&gt;</text:p>
      <text:p text:style-name="P398"/>
      <text:p text:style-name="P399">&lt;p class="text-danger"&gt;</text:p>
      <text:p text:style-name="P400"><text:s text:c="2"/>text-dangerx&lt;/p&gt;</text:p>
      <text:h text:style-name="Heading_20_2" text:outline-level="2">Colores de fondo</text:h>
      <text:p text:style-name="First_20_paragraph"><draw:frame draw:name="img33" svg:width="758pt" svg:height="212pt"><draw:image xlink:href="Pictures/32.png" xlink:type="simple" xlink:show="embed" xlink:actuate="onLoad"/></draw:frame></text:p>
      <text:p text:style-name="P401">&lt;p class="bg-primary"&gt;</text:p>
      <text:p text:style-name="P402"><text:s text:c="2"/>bg-primary&lt;/p&gt;</text:p>
      <text:p text:style-name="P403"/>
      <text:p text:style-name="P404">&lt;p class="bg-success"&gt;</text:p>
      <text:p text:style-name="P405"><text:s text:c="2"/>bg-success&lt;/p&gt;</text:p>
      <text:p text:style-name="P406"/>
      <text:p text:style-name="P407">&lt;p class="bg-info"&gt;</text:p>
      <text:p text:style-name="P408"><text:s text:c="2"/>bg-info&lt;/p&gt;</text:p>
      <text:p text:style-name="P409"/>
      <text:p text:style-name="P410">&lt;p class="bg-warning"&gt;</text:p>
      <text:p text:style-name="P411"><text:s text:c="2"/>bg-warning&lt;/p&gt;</text:p>
      <text:p text:style-name="P412"/>
      <text:p text:style-name="P413">&lt;p class="bg-danger"&gt;</text:p>
      <text:p text:style-name="P414"><text:s text:c="2"/>bg-danger&lt;/p&gt;</text:p>
      <text:h text:style-name="Heading_20_2" text:outline-level="2">float y clearfix</text:h>
      <text:p text:style-name="P415">&lt;div class="pull-left"&gt;</text:p>
      <text:p text:style-name="P416"><text:s text:c="2"/>pull-left&lt;/div&gt;</text:p>
      <text:p text:style-name="P417"/>
      <text:p text:style-name="P418">&lt;div class="pull-right"&gt;</text:p>
      <text:p text:style-name="P419"><text:s text:c="2"/>pull-right&lt;/div&gt;</text:p>
      <text:p text:style-name="P420"/>
      <text:p text:style-name="P421">&lt;p&gt;antes del clearfix&lt;/p&gt;</text:p>
      <text:p text:style-name="P422"/>
      <text:p text:style-name="P423">&lt;div class="clearfix"&gt;&lt;/div&gt;</text:p>
      <text:p text:style-name="P424"/>
      <text:p text:style-name="P425">&lt;p&gt;después del clearfix&lt;/p&gt;</text:p>
      <text:h text:style-name="Heading_20_2" text:outline-level="2">Mostrar y ocultar</text:h>
      <text:p text:style-name="P426">&lt;p&gt;class=show &gt; display: block&lt;/p&gt;</text:p>
      <text:p text:style-name="P427">&lt;div class="show"&gt;show&lt;/div&gt;</text:p>
      <text:p text:style-name="P428"/>
      <text:p text:style-name="P429">&lt;p&gt;class=hidden &gt; display: none&lt;/p&gt;</text:p>
      <text:p text:style-name="P430">&lt;div class="hidden"&gt;hidden&lt;/div&gt;</text:p>
      <text:p text:style-name="P431"/>
      <text:p text:style-name="P432">&lt;p&gt;class=invisible &gt; visibility: hidden (no desaparece del dom) &lt;/p&gt;</text:p>
      <text:p text:style-name="P433">&lt;div class="invisible"&gt;invisible&lt;/div&gt;</text:p>
      <text:p text:style-name="P434"/>
      <text:p text:style-name="P435">&lt;p&gt;class=text-hide&lt;/p&gt; útil cuando quieres una imagen de fondo</text:p>
      <text:p text:style-name="P436">&lt;div class="text-hide"&gt;text-hide&lt;/div&gt;</text:p>
      <text:h text:style-name="Heading_20_2" text:outline-level="2">Accesibilidad</text:h>
      <text:p text:style-name="P437">&lt;p&gt;class=sr-only &gt; solo aparece en los lectores de pantalla&lt;/p&gt;</text:p>
      <text:p text:style-name="P438"/>
      <text:p text:style-name="P439">&lt;p&gt;class=sr-only-focusable &gt; aparece cuando se hace foco sobre él&lt;/p&gt;</text:p>
      <text:p text:style-name="P440"/>
      <text:p text:style-name="P441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442">&lt;p class="hidden-xs</text:p>
      <text:p text:style-name="P443"><text:s text:c="2"/>bg-primary"&gt;hidden-xs&lt;/p&gt;</text:p>
      <text:p text:style-name="P444"/>
      <text:p text:style-name="P445">&lt;p class="hidden-sm</text:p>
      <text:p text:style-name="P446"><text:s text:c="2"/>bg-primary"&gt;hidden-sm&lt;/p&gt;</text:p>
      <text:p text:style-name="P447"/>
      <text:p text:style-name="P448">&lt;p class="hidden-md</text:p>
      <text:p text:style-name="P449"><text:s text:c="2"/>bg-primary"&gt;hidden-md&lt;/p&gt;</text:p>
      <text:p text:style-name="P450"/>
      <text:p text:style-name="P451">&lt;p class="hidden-lg</text:p>
      <text:p text:style-name="P452"><text:s text:c="2"/>bg-primary"&gt;hidden-lg&lt;/p&gt;</text:p>
      <text:h text:style-name="Heading_20_2" text:outline-level="2">Mostrar como block según dispositivo</text:h>
      <text:p text:style-name="P453">&lt;p class="visible-xs-block</text:p>
      <text:p text:style-name="P454"><text:s text:c="2"/>bg-primary"&gt;visible-block-xs&lt;/p&gt;</text:p>
      <text:p text:style-name="P455"/>
      <text:p text:style-name="P456">&lt;p class="visible-sm-block</text:p>
      <text:p text:style-name="P457"><text:s text:c="2"/>bg-primary"&gt;visible-block-sm&lt;/p&gt;</text:p>
      <text:p text:style-name="P458"/>
      <text:p text:style-name="P459">&lt;p class="visible-md-block</text:p>
      <text:p text:style-name="P460"><text:s text:c="2"/>bg-primary"&gt;visible-block-md&lt;/p&gt;</text:p>
      <text:p text:style-name="P461"/>
      <text:p text:style-name="P462">&lt;p class="visible-lg-block</text:p>
      <text:p text:style-name="P463"><text:s text:c="2"/>bg-primary"&gt;visible-block-lg&lt;/p&gt;</text:p>
      <text:h text:style-name="Heading_20_2" text:outline-level="2">Mostrar como inline según dispositivo</text:h>
      <text:p text:style-name="P464">&lt;p class="visible-xs-inline</text:p>
      <text:p text:style-name="P465"><text:s text:c="2"/>bg-primary"&gt;visible-xs-inline&lt;/p&gt;</text:p>
      <text:p text:style-name="P466"/>
      <text:p text:style-name="P467">&lt;p class="visible-sm-inline</text:p>
      <text:p text:style-name="P468"><text:s text:c="2"/>bg-primary"&gt;visible-sm-inline&lt;/p&gt;</text:p>
      <text:p text:style-name="P469"/>
      <text:p text:style-name="P470">&lt;p class="visible-md-inline</text:p>
      <text:p text:style-name="P471"><text:s text:c="2"/>bg-primary"&gt;visible-md-inline&lt;/p&gt;</text:p>
      <text:p text:style-name="P472"/>
      <text:p text:style-name="P473">&lt;p class="visible-lg-inline</text:p>
      <text:p text:style-name="P474"><text:s text:c="2"/>bg-primary"&gt;visible-lg-inline&lt;/p&gt;</text:p>
      <text:h text:style-name="Heading_20_2" text:outline-level="2">Mostrar u ocultar para imprimir</text:h>
      <text:p text:style-name="P475">&lt;p class="hidden-print</text:p>
      <text:p text:style-name="P476"><text:s text:c="2"/>bg-primary"&gt;hidden-print&lt;/p&gt;</text:p>
      <text:p text:style-name="P477"/>
      <text:p text:style-name="P478">&lt;p class="visible-print-block</text:p>
      <text:p text:style-name="P479"><text:s text:c="2"/>bg-primary"&gt;visible-print-block&lt;/p&gt;</text:p>
      <text:p text:style-name="P480"/>
      <text:p text:style-name="P481">&lt;p class="visible-print-inline</text:p>
      <text:p text:style-name="P482"><text:s text:c="2"/>bg-primary"&gt;visible-print-inline&lt;/p&gt;</text:p>
      <text:h text:style-name="Heading_20_1" text:outline-level="1">Componentes</text:h>
      <text:h text:style-name="Heading_20_2" text:outline-level="2">Iconos</text:h>
      <text:p text:style-name="First_20_paragraph">Utiliza una versión reducida de <text:span text:style-name="T239">glyphicons</text:span>:</text:p>
      <text:list text:style-name="L11">
        <text:list-item>
          <text:p text:style-name="P483"><text:a xlink:type="simple" xlink:href="http://glyphicons.com" office:name=""><text:span text:style-name="Definition">http://glyphicons.com</text:span></text:a></text:p>
        </text:list-item>
      </text:list>
      <text:p text:style-name="First_20_paragraph">Alternativa <text:span text:style-name="T240">Font-Awesome</text:span>:</text:p>
      <text:list text:style-name="L12">
        <text:list-item>
          <text:p text:style-name="P484"><text:a xlink:type="simple" xlink:href="http://fortawesome.github.io/Font-Awesome" office:name=""><text:span text:style-name="Definition">http://fortawesome.github.io/Font-Awesome</text:span></text:a></text:p>
        </text:list-item>
      </text:list>
      <text:p text:style-name="First_20_paragraph"><draw:frame draw:name="img34" svg:width="313pt" svg:height="162pt"><draw:image xlink:href="Pictures/33.png" xlink:type="simple" xlink:show="embed" xlink:actuate="onLoad"/></draw:frame></text:p>
      <text:p text:style-name="P485">&lt;button type="button"</text:p>
      <text:p text:style-name="P486"><text:s text:c="2"/>class="btn btn-default"&gt;</text:p>
      <text:p text:style-name="P487"><text:s text:c="2"/>&lt;span class="glyphicon</text:p>
      <text:p text:style-name="P488"><text:s text:c="4"/>glyphicon-star"&gt;&lt;/span&gt; Star</text:p>
      <text:p text:style-name="P489">&lt;/button&gt;</text:p>
      <text:h text:style-name="Heading_20_2" text:outline-level="2">Dropdown</text:h>
      <text:p text:style-name="First_20_paragraph"><draw:frame draw:name="img35" svg:width="202pt" svg:height="199pt"><draw:image xlink:href="Pictures/34.png" xlink:type="simple" xlink:show="embed" xlink:actuate="onLoad"/></draw:frame></text:p>
      <text:p text:style-name="P490">&lt;div class="dropdown"&gt;</text:p>
      <text:p text:style-name="P491"><text:s text:c="2"/>&lt;button ... data-toggle="dropdown"&gt;</text:p>
      <text:p text:style-name="P492"><text:s text:c="4"/>Dropdown&lt;/button&gt;</text:p>
      <text:p text:style-name="P493"><text:s text:c="2"/>&lt;ul ... class="dropdown-menu"</text:p>
      <text:p text:style-name="P494"><text:s text:c="4"/>role="menu"&gt;</text:p>
      <text:p text:style-name="P495"><text:s text:c="4"/>&lt;li role="presentation"</text:p>
      <text:p text:style-name="P496"><text:s text:c="6"/>class="dropdown-header"&gt;</text:p>
      <text:p text:style-name="P497"><text:s text:c="6"/>Header&lt;/li&gt;</text:p>
      <text:p text:style-name="P498"><text:s text:c="4"/>&lt;li role="presentation"</text:p>
      <text:p text:style-name="P499"><text:s text:c="6"/>class="divider"&gt;&lt;/li&gt;</text:p>
      <text:p text:style-name="P500"><text:s text:c="4"/>&lt;li role="presentation"&gt;</text:p>
      <text:p text:style-name="P501"><text:s text:c="6"/>&lt;a role="menuitem"... href="#"&gt;</text:p>
      <text:p text:style-name="P502"><text:s text:c="6"/>Action&lt;/a&gt;&lt;/li&gt;</text:p>
      <text:p text:style-name="P503"><text:s text:c="2"/>&lt;/ul&gt;</text:p>
      <text:p text:style-name="P504">&lt;/div&gt;</text:p>
      <text:h text:style-name="Heading_20_2" text:outline-level="2">Button groups</text:h>
      <text:p text:style-name="First_20_paragraph"><draw:frame draw:name="img36" svg:width="211pt" svg:height="132pt"><draw:image xlink:href="Pictures/35.png" xlink:type="simple" xlink:show="embed" xlink:actuate="onLoad"/></draw:frame></text:p>
      <text:p text:style-name="P505">&lt;div class="btn-group"&gt;</text:p>
      <text:p text:style-name="P506"><text:s text:c="2"/>&lt;button type="button"</text:p>
      <text:p text:style-name="P507"><text:s text:c="4"/>class="btn</text:p>
      <text:p text:style-name="P508"><text:s text:c="6"/>btn-default"&gt;Left&lt;/button&gt;</text:p>
      <text:p text:style-name="P509"/>
      <text:p text:style-name="P510"><text:s text:c="2"/>&lt;button type="button"</text:p>
      <text:p text:style-name="P511"><text:s text:c="4"/>class="btn</text:p>
      <text:p text:style-name="P512"><text:s text:c="6"/>btn-default"&gt;Middle&lt;/button&gt;</text:p>
      <text:p text:style-name="P513"/>
      <text:p text:style-name="P514"><text:s text:c="2"/>&lt;button type="button"</text:p>
      <text:p text:style-name="P515"><text:s text:c="4"/>class="btn</text:p>
      <text:p text:style-name="P516"><text:s text:c="6"/>btn-default"&gt;Right&lt;/button&gt;</text:p>
      <text:p text:style-name="P517">&lt;/div&gt;</text:p>
      <text:h text:style-name="Heading_20_2" text:outline-level="2">Input groups</text:h>
      <text:p text:style-name="First_20_paragraph"><draw:frame draw:name="img37" svg:width="1164pt" svg:height="501pt"><draw:image xlink:href="Pictures/36.png" xlink:type="simple" xlink:show="embed" xlink:actuate="onLoad"/></draw:frame></text:p>
      <text:p text:style-name="P518">&lt;div class="input-group"&gt;</text:p>
      <text:p text:style-name="P519"><text:s text:c="2"/>&lt;span</text:p>
      <text:p text:style-name="P520"><text:s text:c="3"/>class="input-group-addon"&gt;</text:p>
      <text:p text:style-name="P521"><text:s text:c="3"/>@&lt;/span&gt;</text:p>
      <text:p text:style-name="P522"><text:s text:c="2"/>&lt;input type="text"</text:p>
      <text:p text:style-name="P523"><text:s text:c="4"/>class="form-control"</text:p>
      <text:p text:style-name="P524"><text:s text:c="4"/>placeholder="Username"&gt;</text:p>
      <text:p text:style-name="P525">&lt;/div&gt;</text:p>
      <text:h text:style-name="Heading_20_2" text:outline-level="2">Varios</text:h>
      <text:p text:style-name="First_20_paragraph"><draw:frame draw:name="img38" svg:width="1184pt" svg:height="609pt"><draw:image xlink:href="Pictures/37.png" xlink:type="simple" xlink:show="embed" xlink:actuate="onLoad"/></draw:frame></text:p>
      <text:h text:style-name="Heading_20_2" text:outline-level="2">Tabs</text:h>
      <text:p text:style-name="P526">&lt;ul class="nav nav-tabs"</text:p>
      <text:p text:style-name="P527"><text:s text:c="2"/>role="tablist"&gt;</text:p>
      <text:p text:style-name="P528"><text:s text:c="2"/>&lt;li class="active"&gt;</text:p>
      <text:p text:style-name="P529"><text:s text:c="4"/>&lt;a href="#"&gt;Home&lt;/a&gt;&lt;/li&gt;</text:p>
      <text:p text:style-name="P530"><text:s text:c="2"/>&lt;li&gt;&lt;a href="#"&gt;Help&lt;/a&gt;&lt;/li&gt;</text:p>
      <text:p text:style-name="P531"><text:s text:c="2"/>...</text:p>
      <text:p text:style-name="P532">&lt;/ul&gt;</text:p>
      <text:h text:style-name="Heading_20_2" text:outline-level="2">Pills</text:h>
      <text:p text:style-name="P533">&lt;ul class="nav nav-pills"&gt;</text:p>
      <text:p text:style-name="P534"><text:s text:c="2"/>&lt;li class="active"&gt;</text:p>
      <text:p text:style-name="P535"><text:s text:c="4"/>&lt;a href="#"&gt;Home&lt;/a&gt;&lt;/li&gt;</text:p>
      <text:p text:style-name="P536"><text:s text:c="2"/>&lt;li&gt;&lt;a href="#"&gt;Help&lt;/a&gt;&lt;/li&gt;</text:p>
      <text:p text:style-name="P537"><text:s text:c="2"/>...</text:p>
      <text:p text:style-name="P538">&lt;/ul&gt;</text:p>
      <text:h text:style-name="Heading_20_2" text:outline-level="2">Navbars</text:h>
      <text:p text:style-name="P539">&lt;nav ...&gt;</text:p>
      <text:p text:style-name="P540"><text:s text:c="2"/>&lt;div class="container-fluid"&gt;</text:p>
      <text:p text:style-name="P541"><text:s text:c="4"/>&lt;div class="navbar-header"&gt;</text:p>
      <text:p text:style-name="P542"><text:s text:c="6"/>&lt;button ... id="collapse-1"&gt;</text:p>
      <text:p text:style-name="P543"><text:s text:c="8"/>&lt;span class="sr-only"&gt;</text:p>
      <text:p text:style-name="P544"><text:s text:c="8"/>Toggle navigation&lt;/span&gt;</text:p>
      <text:p text:style-name="P545"><text:s text:c="8"/>...</text:p>
      <text:p text:style-name="P546"><text:s text:c="6"/>&lt;/button&gt;</text:p>
      <text:p text:style-name="P547"><text:s text:c="6"/>&lt;a class="navbar-brand"</text:p>
      <text:p text:style-name="P548"><text:s text:c="8"/>href="#"&gt;Brand&lt;/a&gt;&lt;/div&gt;</text:p>
      <text:p text:style-name="P549"><text:s text:c="4"/>&lt;div ... id="collapse-1"&gt;</text:p>
      <text:p text:style-name="P550"><text:s text:c="6"/>&lt;ul class="nav navbar-nav</text:p>
      <text:p text:style-name="P551"><text:s text:c="8"/>navbar-right"&gt;</text:p>
      <text:p text:style-name="P552"><text:s text:c="8"/>&lt;li&gt;&lt;a href="#"&gt;Link&lt;/a&gt;&lt;/li&gt;</text:p>
      <text:p text:style-name="P553"><text:s text:c="8"/>...</text:p>
      <text:p text:style-name="P554"><text:s text:c="6"/>&lt;/ul&gt;&lt;/div&gt;</text:p>
      <text:p text:style-name="P555"><text:s text:c="2"/>&lt;/div&gt;</text:p>
      <text:p text:style-name="P556">&lt;/nav&gt;</text:p>
      <text:h text:style-name="Heading_20_2" text:outline-level="2">Breadcrumbs</text:h>
      <text:p text:style-name="P557">&lt;ol class="breadcrumb"&gt;</text:p>
      <text:p text:style-name="P558"><text:s text:c="2"/>&lt;li&gt;&lt;a href="#"&gt;Home&lt;/a&gt;&lt;/li&gt;</text:p>
      <text:p text:style-name="P559"><text:s text:c="2"/>&lt;li&gt;&lt;a href="#"&gt;Library&lt;/a&gt;&lt;/li&gt;</text:p>
      <text:p text:style-name="P560"><text:s text:c="2"/>&lt;li class="active"&gt;Data&lt;/li&gt;</text:p>
      <text:p text:style-name="P561">&lt;/ol&gt;</text:p>
      <text:h text:style-name="Heading_20_2" text:outline-level="2">Pagination</text:h>
      <text:p text:style-name="First_20_paragraph"><draw:frame draw:name="img39" svg:width="498pt" svg:height="162pt"><draw:image xlink:href="Pictures/38.png" xlink:type="simple" xlink:show="embed" xlink:actuate="onLoad"/></draw:frame></text:p>
      <text:p text:style-name="P562">&lt;ul class="pagination"&gt;</text:p>
      <text:p text:style-name="P563"><text:s text:c="2"/>&lt;li class="disabled"&gt;</text:p>
      <text:p text:style-name="P564"><text:s text:c="4"/>&lt;span&gt;&amp;laquo;&lt;/span&gt;&lt;/li&gt;</text:p>
      <text:p text:style-name="P565"><text:s text:c="2"/>&lt;li class="active"&gt;</text:p>
      <text:p text:style-name="P566"><text:s text:c="4"/>&lt;span&gt;1 </text:p>
      <text:p text:style-name="P567"><text:s text:c="6"/>&lt;span class="sr-only"&gt;</text:p>
      <text:p text:style-name="P568"><text:s text:c="6"/>(current)&lt;/span&gt;</text:p>
      <text:p text:style-name="P569"><text:s text:c="6"/>&lt;/span&gt;&lt;/li&gt;</text:p>
      <text:p text:style-name="P570"><text:s text:c="2"/>&lt;li&gt;&lt;a href="#"&gt;2&lt;/a&gt;&lt;/li&gt;</text:p>
      <text:p text:style-name="P571"><text:s text:c="2"/>&lt;li&gt;&lt;a href="#"&gt;3&lt;/a&gt;&lt;/li&gt;</text:p>
      <text:p text:style-name="P572"><text:s text:c="2"/>&lt;li&gt;&lt;a href="#"&gt;4&lt;/a&gt;&lt;/li&gt;</text:p>
      <text:p text:style-name="P573"><text:s text:c="2"/>&lt;li&gt;&lt;a href="#"&gt;5&lt;/a&gt;&lt;/li&gt;</text:p>
      <text:p text:style-name="P574"><text:s text:c="2"/>&lt;li&gt;&lt;a href="#"&gt;&amp;raquo;&lt;/a&gt;&lt;/li&gt;</text:p>
      <text:p text:style-name="P575">&lt;/ul&gt; </text:p>
      <text:h text:style-name="Heading_20_2" text:outline-level="2">Pager</text:h>
      <text:p text:style-name="First_20_paragraph"><draw:frame draw:name="img40" svg:width="498pt" svg:height="142pt"><draw:image xlink:href="Pictures/39.png" xlink:type="simple" xlink:show="embed" xlink:actuate="onLoad"/></draw:frame></text:p>
      <text:p text:style-name="P576">&lt;ul class="pager"&gt;</text:p>
      <text:p text:style-name="P577"><text:s text:c="2"/>&lt;li class="previous disabled"&gt;</text:p>
      <text:p text:style-name="P578"><text:s text:c="4"/>&lt;a href="#"&gt;&amp;larr; Older&lt;/a&gt;&lt;/li&gt;</text:p>
      <text:p text:style-name="P579"><text:s text:c="2"/>&lt;li class="next"&gt;</text:p>
      <text:p text:style-name="P580"><text:s text:c="4"/>&lt;a href="#"&gt;Newer &amp;rarr;&lt;/a&gt;&lt;/li&gt;</text:p>
      <text:p text:style-name="P581">&lt;/ul&gt;</text:p>
      <text:h text:style-name="Heading_20_2" text:outline-level="2">Labels</text:h>
      <text:p text:style-name="First_20_paragraph"><draw:frame draw:name="img41" svg:width="342pt" svg:height="119pt"><draw:image xlink:href="Pictures/40.png" xlink:type="simple" xlink:show="embed" xlink:actuate="onLoad"/></draw:frame></text:p>
      <text:p text:style-name="P582">&lt;span class="label</text:p>
      <text:p text:style-name="P583"><text:s text:c="2"/>label-default"&gt;Default&lt;/span&gt;</text:p>
      <text:p text:style-name="P584">&lt;span class="label</text:p>
      <text:p text:style-name="P585"><text:s text:c="2"/>label-primary"&gt;Primary&lt;/span&gt;</text:p>
      <text:p text:style-name="P586">&lt;span class="label</text:p>
      <text:p text:style-name="P587"><text:s text:c="2"/>label-success"&gt;Success&lt;/span&gt;</text:p>
      <text:p text:style-name="P588">&lt;span class="label</text:p>
      <text:p text:style-name="P589"><text:s text:c="2"/>label-info"&gt;Info&lt;/span&gt;</text:p>
      <text:p text:style-name="P590">&lt;span class="label</text:p>
      <text:p text:style-name="P591"><text:s text:c="2"/>label-warning"&gt;Warning&lt;/span&gt;</text:p>
      <text:p text:style-name="P592">&lt;span class="label</text:p>
      <text:p text:style-name="P593"><text:s text:c="2"/>label-danger"&gt;Danger&lt;/span&gt;</text:p>
      <text:h text:style-name="Heading_20_2" text:outline-level="2">Badges</text:h>
      <text:p text:style-name="First_20_paragraph"><draw:frame draw:name="img42" svg:width="337pt" svg:height="213pt"><draw:image xlink:href="Pictures/41.png" xlink:type="simple" xlink:show="embed" xlink:actuate="onLoad"/></draw:frame></text:p>
      <text:p text:style-name="P594">&lt;ul class="nav nav-pills"&gt;</text:p>
      <text:p text:style-name="P595"><text:s text:c="2"/>&lt;li class="active"&gt;</text:p>
      <text:p text:style-name="P596"><text:s text:c="4"/>&lt;a href="#"&gt;Home</text:p>
      <text:p text:style-name="P597"><text:s text:c="6"/>&lt;span class="badge"&gt;</text:p>
      <text:p text:style-name="P598"><text:s text:c="8"/>42&lt;/span&gt;&lt;/a&gt;&lt;/li&gt;</text:p>
      <text:p text:style-name="P599"><text:s text:c="2"/>&lt;li&gt;&lt;a href="#"&gt;Profile&lt;/a&gt;&lt;/li&gt;</text:p>
      <text:p text:style-name="P600"><text:s text:c="2"/>&lt;li&gt;&lt;a href="#"&gt;Messages</text:p>
      <text:p text:style-name="P601"><text:s text:c="4"/>&lt;span class="badge"&gt;</text:p>
      <text:p text:style-name="P602"><text:s text:c="6"/>3&lt;/span&gt;&lt;/a&gt;&lt;/li&gt;</text:p>
      <text:p text:style-name="P603">&lt;/ul&gt;</text:p>
      <text:p text:style-name="P604">&lt;button class="btn btn-default"</text:p>
      <text:p text:style-name="P605"><text:s text:c="2"/>type="button"&gt;Messages</text:p>
      <text:p text:style-name="P606"><text:s text:c="2"/>&lt;span class="badge"&gt;4&lt;/span&gt;</text:p>
      <text:p text:style-name="P607">&lt;/button&gt;</text:p>
      <text:h text:style-name="Heading_20_2" text:outline-level="2">Jumbotron</text:h>
      <text:p text:style-name="First_20_paragraph"><draw:frame draw:name="img43" svg:width="1169pt" svg:height="425pt"><draw:image xlink:href="Pictures/42.png" xlink:type="simple" xlink:show="embed" xlink:actuate="onLoad"/></draw:frame></text:p>
      <text:p text:style-name="P608">&lt;div class="jumbotron"&gt;</text:p>
      <text:p text:style-name="P609"><text:s text:c="2"/>&lt;h1&gt;Hello, world!&lt;/h1&gt;</text:p>
      <text:p text:style-name="P610"><text:s text:c="2"/>&lt;p&gt;...&lt;/p&gt;</text:p>
      <text:p text:style-name="P611"><text:s text:c="2"/>&lt;p&gt;&lt;a </text:p>
      <text:p text:style-name="P612"><text:s text:c="4"/>class="btn btn-primary btn-lg"</text:p>
      <text:p text:style-name="P613"><text:s text:c="4"/>role="button"&gt;</text:p>
      <text:p text:style-name="P614"><text:s text:c="4"/>Learn more&lt;/a&gt;&lt;/p&gt;</text:p>
      <text:p text:style-name="P615">&lt;/div&gt;</text:p>
      <text:h text:style-name="Heading_20_2" text:outline-level="2">Thumbnails</text:h>
      <text:p text:style-name="First_20_paragraph"><draw:frame draw:name="img44" svg:width="1173pt" svg:height="515pt"><draw:image xlink:href="Pictures/43.png" xlink:type="simple" xlink:show="embed" xlink:actuate="onLoad"/></draw:frame></text:p>
      <text:p text:style-name="P616">&lt;div class="row"&gt;</text:p>
      <text:p text:style-name="P617"><text:s text:c="2"/>&lt;div class="col-sm-6 col-md-4"&gt;</text:p>
      <text:p text:style-name="P618"><text:s text:c="4"/>&lt;div class="thumbnail"&gt;</text:p>
      <text:p text:style-name="P619"><text:s text:c="6"/>&lt;img src="img.jpg"...&gt;</text:p>
      <text:p text:style-name="P620"><text:s text:c="6"/>&lt;div class="caption"&gt;</text:p>
      <text:p text:style-name="P621"><text:s text:c="8"/>&lt;h3&gt;Thumbnail label&lt;/h3&gt;</text:p>
      <text:p text:style-name="P622"><text:s text:c="8"/>&lt;p&gt;...&lt;/p&gt;</text:p>
      <text:p text:style-name="P623"><text:s text:c="6"/>&lt;/div&gt;</text:p>
      <text:p text:style-name="P624"><text:s text:c="4"/>&lt;/div&gt;</text:p>
      <text:p text:style-name="P625"><text:s text:c="2"/>&lt;/div&gt;</text:p>
      <text:p text:style-name="P626">&lt;/div&gt;</text:p>
      <text:h text:style-name="Heading_20_2" text:outline-level="2">Alerts</text:h>
      <text:p text:style-name="First_20_paragraph"><draw:frame draw:name="img45" svg:width="1181pt" svg:height="379pt"><draw:image xlink:href="Pictures/44.png" xlink:type="simple" xlink:show="embed" xlink:actuate="onLoad"/></draw:frame></text:p>
      <text:p text:style-name="P627">&lt;div class="alert alert-success"</text:p>
      <text:p text:style-name="P628"><text:s text:c="2"/>role="alert"&gt;</text:p>
      <text:p text:style-name="P629"><text:s text:c="2"/>&lt;strong&gt;Well done!&lt;/strong&gt;&lt;/div&gt;</text:p>
      <text:p text:style-name="P630">&lt;div class="alert alert-info"</text:p>
      <text:p text:style-name="P631"><text:s text:c="2"/>role="alert"&gt;</text:p>
      <text:p text:style-name="P632"><text:s text:c="2"/>&lt;strong&gt;Heads up!&lt;/strong&gt;&lt;/div&gt;</text:p>
      <text:p text:style-name="P633">&lt;div class="alert alert-warning"</text:p>
      <text:p text:style-name="P634"><text:s text:c="2"/>role="alert"&gt;</text:p>
      <text:p text:style-name="P635"><text:s text:c="2"/>&lt;strong&gt;Warning!&lt;/strong&gt;&lt;/div&gt;</text:p>
      <text:p text:style-name="P636">&lt;div class="alert alert-danger"</text:p>
      <text:p text:style-name="P637"><text:s text:c="2"/>role="alert"&gt;</text:p>
      <text:p text:style-name="P638"><text:s text:c="2"/>&lt;strong&gt;Oh snap!&lt;/strong&gt;&lt;/div&gt;</text:p>
      <text:h text:style-name="Heading_20_2" text:outline-level="2">Progress Bar</text:h>
      <text:p text:style-name="First_20_paragraph"><draw:frame draw:name="img46" svg:width="1174pt" svg:height="320pt"><draw:image xlink:href="Pictures/45.png" xlink:type="simple" xlink:show="embed" xlink:actuate="onLoad"/></draw:frame></text:p>
      <text:p text:style-name="P639">&lt;div class="progress"&gt;</text:p>
      <text:p text:style-name="P640"><text:s text:c="2"/>&lt;div class="progress-bar"</text:p>
      <text:p text:style-name="P641"><text:s text:c="4"/>role="progressbar"</text:p>
      <text:p text:style-name="P642"><text:s text:c="4"/>aria-valuenow="0"</text:p>
      <text:p text:style-name="P643"><text:s text:c="4"/>aria-valuemin="0"</text:p>
      <text:p text:style-name="P644"><text:s text:c="4"/>aria-valuemax="100"&gt;</text:p>
      <text:p text:style-name="P645"><text:s text:c="4"/>0%&lt;/div&gt;&lt;/div&gt;</text:p>
      <text:p text:style-name="P646">&lt;div class="progress"&gt;</text:p>
      <text:p text:style-name="P647"><text:s text:c="2"/>&lt;div class="progress-bar"</text:p>
      <text:p text:style-name="P648"><text:s text:c="4"/>role="progressbar"</text:p>
      <text:p text:style-name="P649"><text:s text:c="4"/>aria-valuenow="2"</text:p>
      <text:p text:style-name="P650"><text:s text:c="4"/>aria-valuemin="0"</text:p>
      <text:p text:style-name="P651"><text:s text:c="4"/>aria-valuemax="100"</text:p>
      <text:p text:style-name="P652"><text:s text:c="4"/>style="width: 2%;"&gt;</text:p>
      <text:p text:style-name="P653"><text:s text:c="4"/>2%&lt;/div&gt;&lt;/div&gt;</text:p>
      <text:p text:style-name="P654">&lt;div class="progress"&gt;</text:p>
      <text:p text:style-name="P655"><text:s text:c="2"/>&lt;div class="progress-bar</text:p>
      <text:p text:style-name="P656"><text:s text:c="4"/>progress-bar-success"</text:p>
      <text:p text:style-name="P657"><text:s text:c="4"/>... style="width: 40%"&gt;</text:p>
      <text:p text:style-name="P658"><text:s text:c="4"/>&lt;span class="sr-only"&gt;</text:p>
      <text:p text:style-name="P659"><text:s text:c="6"/>40% Complete (success)...</text:p>
      <text:p text:style-name="P660">&lt;div class="progress"&gt;</text:p>
      <text:p text:style-name="P661"><text:s text:c="2"/>&lt;div class="progress-bar</text:p>
      <text:p text:style-name="P662"><text:s text:c="4"/>progress-bar-info</text:p>
      <text:p text:style-name="P663"><text:s text:c="4"/>progress-bar-striped"</text:p>
      <text:p text:style-name="P664"><text:s text:c="4"/>... style="width: 20%"&gt;</text:p>
      <text:p text:style-name="P665"><text:s text:c="4"/>&lt;span class="sr-only"&gt;</text:p>
      <text:p text:style-name="P666"><text:s text:c="6"/>20% Complete...</text:p>
      <text:p text:style-name="P667">&lt;div class="progress"&gt;</text:p>
      <text:p text:style-name="P668"><text:s text:c="2"/>&lt;div class="progress-bar</text:p>
      <text:p text:style-name="P669"><text:s text:c="4"/>progress-bar-warning</text:p>
      <text:p text:style-name="P670"><text:s text:c="4"/>progress-bar-striped active"</text:p>
      <text:p text:style-name="P671"><text:s text:c="4"/>... style="width: 60%"&gt;</text:p>
      <text:p text:style-name="P672"><text:s text:c="4"/>&lt;span class="sr-only"&gt;</text:p>
      <text:p text:style-name="P673"><text:s text:c="4"/>60% Complete (warning)...</text:p>
      <text:p text:style-name="P674">&lt;div class="progress"&gt;</text:p>
      <text:p text:style-name="P675"><text:s text:c="2"/>&lt;div class="progress-bar"</text:p>
      <text:p text:style-name="P676"><text:s text:c="4"/>style="width: 35%"&gt;</text:p>
      <text:p text:style-name="P677"><text:s text:c="4"/>&lt;span class="sr-only"&gt;</text:p>
      <text:p text:style-name="P678"><text:s text:c="4"/>35% Complete (success)&lt;/span&gt;&lt;/div&gt;</text:p>
      <text:p text:style-name="P679"><text:s text:c="2"/>&lt;div class="progress-bar</text:p>
      <text:p text:style-name="P680"><text:s text:c="4"/>progress-bar-warning</text:p>
      <text:p text:style-name="P681"><text:s text:c="4"/>progress-bar-striped"</text:p>
      <text:p text:style-name="P682"><text:s text:c="4"/>style="width: 20%"&gt;</text:p>
      <text:p text:style-name="P683"><text:s text:c="4"/>&lt;span class="sr-only"&gt;</text:p>
      <text:p text:style-name="P684"><text:s text:c="4"/>20% Complete (warning)&lt;/span&gt;&lt;/div&gt;</text:p>
      <text:p text:style-name="P685"><text:s text:c="2"/>&lt;div class="progress-bar</text:p>
      <text:p text:style-name="P686"><text:s text:c="4"/>progress-bar-danger</text:p>
      <text:p text:style-name="P687"><text:s text:c="4"/>progress-bar-striped active"</text:p>
      <text:p text:style-name="P688"><text:s text:c="4"/>style="width: 10%"&gt;</text:p>
      <text:p text:style-name="P689"><text:s text:c="4"/>&lt;span class="sr-only"&gt;</text:p>
      <text:p text:style-name="P690"><text:s text:c="4"/>10% Complete (danger)&lt;/span&gt;</text:p>
      <text:p text:style-name="P691"><text:s text:c="2"/>&lt;/div&gt;</text:p>
      <text:p text:style-name="P692">&lt;/div&gt;</text:p>
      <text:h text:style-name="Heading_20_2" text:outline-level="2">Media</text:h>
      <text:p text:style-name="First_20_paragraph"><draw:frame draw:name="img47" svg:width="1170pt" svg:height="458pt"><draw:image xlink:href="Pictures/46.png" xlink:type="simple" xlink:show="embed" xlink:actuate="onLoad"/></draw:frame></text:p>
      <text:p text:style-name="P693">&lt;ul class="media-list"&gt;</text:p>
      <text:p text:style-name="P694"><text:s text:c="2"/>&lt;li class="media"&gt;</text:p>
      <text:p text:style-name="P695"><text:s text:c="4"/>&lt;a class="pull-left" href="#"&gt;</text:p>
      <text:p text:style-name="P696"><text:s text:c="6"/>&lt;img src="img.png"&gt;</text:p>
      <text:p text:style-name="P697"><text:s text:c="4"/>&lt;/a&gt;</text:p>
      <text:p text:style-name="P698"><text:s text:c="4"/>&lt;div class="media-body"&gt;</text:p>
      <text:p text:style-name="P699"><text:s text:c="6"/>&lt;h4 class="media-heading"&gt;</text:p>
      <text:p text:style-name="P700"><text:s text:c="8"/>Media heading&lt;/h4&gt;</text:p>
      <text:p text:style-name="P701"><text:s text:c="6"/>&lt;p&gt;...&lt;/p&gt;</text:p>
      <text:p text:style-name="P702"><text:s text:c="4"/>&lt;/div&gt;</text:p>
      <text:p text:style-name="P703"><text:s text:c="2"/>&lt;/li&gt;</text:p>
      <text:p text:style-name="P704">&lt;/ul&gt;</text:p>
      <text:h text:style-name="Heading_20_2" text:outline-level="2">List group</text:h>
      <text:p text:style-name="First_20_paragraph"><draw:frame draw:name="img48" svg:width="641pt" svg:height="301pt"><draw:image xlink:href="Pictures/47.png" xlink:type="simple" xlink:show="embed" xlink:actuate="onLoad"/></draw:frame></text:p>
      <text:p text:style-name="P705">&lt;div class="list-group"&gt;</text:p>
      <text:p text:style-name="P706"><text:s text:c="2"/>&lt;a href="#"</text:p>
      <text:p text:style-name="P707"><text:s text:c="4"/>class="list-group-item active"&gt;</text:p>
      <text:p text:style-name="P708"><text:s text:c="4"/>Cras justo odio</text:p>
      <text:p text:style-name="P709"><text:s text:c="2"/>&lt;/a&gt;</text:p>
      <text:p text:style-name="P710"><text:s text:c="2"/>&lt;a href="#"</text:p>
      <text:p text:style-name="P711"><text:s text:c="4"/>class="list-group-item"&gt;</text:p>
      <text:p text:style-name="P712"><text:s text:c="4"/>Dapibus ac facilisis in&lt;/a&gt;</text:p>
      <text:p text:style-name="P713"><text:s text:c="4"/>...</text:p>
      <text:p text:style-name="P714">&lt;/div&gt;</text:p>
      <text:h text:style-name="Heading_20_2" text:outline-level="2">Panel group</text:h>
      <text:p text:style-name="First_20_paragraph"><draw:frame draw:name="img49" svg:width="642pt" svg:height="225pt"><draw:image xlink:href="Pictures/48.png" xlink:type="simple" xlink:show="embed" xlink:actuate="onLoad"/></draw:frame></text:p>
      <text:p text:style-name="P715">&lt;div class="panel panel-primary"&gt;</text:p>
      <text:p text:style-name="P716"><text:s text:c="2"/>&lt;div class="panel-heading"&gt;</text:p>
      <text:p text:style-name="P717"><text:s text:c="4"/>&lt;h3 class="panel-title"&gt;</text:p>
      <text:p text:style-name="P718"><text:s text:c="4"/>Panel title&lt;/h3&gt;&lt;/div&gt;</text:p>
      <text:p text:style-name="P719"><text:s text:c="2"/>&lt;div class="panel-body"&gt;</text:p>
      <text:p text:style-name="P720"><text:s text:c="4"/>Panel content&lt;/div&gt;</text:p>
      <text:p text:style-name="P721"><text:s text:c="2"/>&lt;div class="panel-footer"&gt;</text:p>
      <text:p text:style-name="P722"><text:s text:c="4"/>Panel footer&lt;/div&gt;</text:p>
      <text:p text:style-name="P723">&lt;/div&gt;</text:p>
      <text:h text:style-name="Heading_20_2" text:outline-level="2">Responsive embed</text:h>
      <text:p text:style-name="P724">&lt;div class="embed-responsive</text:p>
      <text:p text:style-name="P725"><text:s text:c="2"/>embed-responsive-16by9"&gt;</text:p>
      <text:p text:style-name="P726"><text:s text:c="2"/>&lt;iframe</text:p>
      <text:p text:style-name="P727"><text:s text:c="4"/>class="embed-responsive-item"</text:p>
      <text:p text:style-name="P728"><text:s text:c="4"/>src="//www.youtube.com/..."</text:p>
      <text:p text:style-name="P729"><text:s text:c="4"/>allowfullscreen=""&gt;&lt;/iframe&gt;</text:p>
      <text:p text:style-name="P730">&lt;/div&gt;</text:p>
      <text:h text:style-name="Heading_20_1" text:outline-level="1">JavaScript</text:h>
      <text:h text:style-name="Heading_20_2" text:outline-level="2">Modal</text:h>
      <text:p text:style-name="First_20_paragraph"><draw:frame draw:name="img50" svg:width="918pt" svg:height="270pt"><draw:image xlink:href="Pictures/49.png" xlink:type="simple" xlink:show="embed" xlink:actuate="onLoad"/></draw:frame></text:p>
      <text:p text:style-name="P731">&lt;button</text:p>
      <text:p text:style-name="P732"><text:s text:c="2"/>class="btn btn-primary btn-lg"</text:p>
      <text:p text:style-name="P733"><text:s text:c="2"/>data-toggle="modal"</text:p>
      <text:p text:style-name="P734"><text:s text:c="2"/>data-target="#myModal"&gt;</text:p>
      <text:p text:style-name="P735"><text:s text:c="2"/>Launch demo modal</text:p>
      <text:p text:style-name="P736">&lt;/button&gt;</text:p>
      <text:p text:style-name="P737">&lt;div class="modal fade" id="myModal"</text:p>
      <text:p text:style-name="P738"><text:s text:c="2"/>tabindex="-1" role="dialog"</text:p>
      <text:p text:style-name="P739"><text:s text:c="2"/>aria-labelledby="myModalLabel"</text:p>
      <text:p text:style-name="P740"><text:s text:c="2"/>aria-hidden="true"&gt;</text:p>
      <text:p text:style-name="P741"><text:s text:c="2"/>&lt;div class="modal-dialog"&gt;</text:p>
      <text:p text:style-name="P742"><text:s text:c="4"/>&lt;div class="modal-content"&gt;</text:p>
      <text:p text:style-name="P743"><text:s text:c="6"/>&lt;div class="modal-header"&gt;</text:p>
      <text:p text:style-name="P744"><text:s text:c="8"/>...&lt;/div&gt;</text:p>
      <text:p text:style-name="P745"><text:s text:c="6"/>&lt;div class="modal-body"&gt;</text:p>
      <text:p text:style-name="P746"><text:s text:c="8"/>...&lt;/div&gt;</text:p>
      <text:p text:style-name="P747"><text:s text:c="6"/>&lt;div class="modal-footer"&gt;</text:p>
      <text:p text:style-name="P748"><text:s text:c="8"/>...&lt;/div&gt;</text:p>
      <text:p text:style-name="P749"><text:s text:c="4"/>&lt;/div&gt;</text:p>
      <text:p text:style-name="P750"><text:s text:c="2"/>&lt;/div&gt;</text:p>
      <text:p text:style-name="P751">&lt;/div&gt;</text:p>
      <text:h text:style-name="Heading_20_2" text:outline-level="2">Tabs</text:h>
      <text:p text:style-name="First_20_paragraph"><draw:frame draw:name="img51" svg:width="639pt" svg:height="303pt"><draw:image xlink:href="Pictures/50.png" xlink:type="simple" xlink:show="embed" xlink:actuate="onLoad"/></draw:frame></text:p>
      <text:p text:style-name="P752">&lt;ul id="myTab" class="nav nav-tabs"</text:p>
      <text:p text:style-name="P753"><text:s text:c="2"/>role="tablist"&gt;</text:p>
      <text:p text:style-name="P754"><text:s text:c="2"/>&lt;li class=""&gt;</text:p>
      <text:p text:style-name="P755"><text:s text:c="4"/>&lt;a href="#home" role="tab"</text:p>
      <text:p text:style-name="P756"><text:s text:c="6"/>data-toggle="tab"&gt;</text:p>
      <text:p text:style-name="P757"><text:s text:c="6"/>Home&lt;/a&gt;&lt;/li&gt;</text:p>
      <text:p text:style-name="P758"><text:s text:c="2"/>&lt;li class="active"&gt;</text:p>
      <text:p text:style-name="P759"><text:s text:c="4"/>&lt;a href="#profile" role="tab"</text:p>
      <text:p text:style-name="P760"><text:s text:c="6"/>data-toggle="tab"&gt;</text:p>
      <text:p text:style-name="P761"><text:s text:c="6"/>Profile&lt;/a&gt;&lt;/li&gt;</text:p>
      <text:p text:style-name="P762"><text:s text:c="2"/>...</text:p>
      <text:p text:style-name="P763">&lt;/ul&gt;</text:p>
      <text:p text:style-name="P764">&lt;div id="myTabContent"</text:p>
      <text:p text:style-name="P765"><text:s text:c="2"/>class="tab-content"&gt;</text:p>
      <text:p text:style-name="P766"><text:s text:c="2"/>&lt;div class="tab-pane fade"</text:p>
      <text:p text:style-name="P767"><text:s text:c="4"/>id="home"&gt;</text:p>
      <text:p text:style-name="P768"><text:s text:c="4"/>&lt;p&gt;...&lt;/p&gt;</text:p>
      <text:p text:style-name="P769"><text:s text:c="2"/>&lt;/div&gt;</text:p>
      <text:p text:style-name="P770"><text:s text:c="2"/>&lt;div class="tab-pane fade</text:p>
      <text:p text:style-name="P771"><text:s text:c="4"/>active in" id="profile"&gt;</text:p>
      <text:p text:style-name="P772"><text:s text:c="4"/>&lt;p&gt;...&lt;/p&gt;</text:p>
      <text:p text:style-name="P773"><text:s text:c="2"/>&lt;/div&gt;</text:p>
      <text:p text:style-name="P774"><text:s text:c="2"/>...</text:p>
      <text:p text:style-name="P775">&lt;/div&gt;</text:p>
      <text:h text:style-name="Heading_20_2" text:outline-level="2">Tooltips</text:h>
      <text:p text:style-name="First_20_paragraph"><draw:frame draw:name="img52" svg:width="637pt" svg:height="290pt"><draw:image xlink:href="Pictures/51.png" xlink:type="simple" xlink:show="embed" xlink:actuate="onLoad"/></draw:frame></text:p>
      <text:p text:style-name="P776">&lt;script&gt;</text:p>
      <text:p text:style-name="P777"><text:s text:c="2"/>$( document ).ready( function() {</text:p>
      <text:p text:style-name="P778"><text:s text:c="4"/>$('[data-toggle="tooltip"]')</text:p>
      <text:p text:style-name="P779"><text:s text:c="6"/>.tooltip();</text:p>
      <text:p text:style-name="P780"><text:s text:c="2"/>});</text:p>
      <text:p text:style-name="P781">&lt;/script&gt;</text:p>
      <text:p text:style-name="P782">&lt;p class="muted"&gt;</text:p>
      <text:p text:style-name="P783"><text:s text:c="2"/>Farm-to-table seitan, mcsweeney's</text:p>
      <text:p text:style-name="P784"><text:s text:c="2"/>fixie sustainable quinoa 8-bit</text:p>
      <text:p text:style-name="P785"><text:s text:c="2"/>american apparel</text:p>
      <text:p text:style-name="P786"><text:s text:c="2"/>&lt;a href="#"</text:p>
      <text:p text:style-name="P787"><text:s text:c="4"/>data-toggle="tooltip"</text:p>
      <text:p text:style-name="P788"><text:s text:c="4"/>title="Another tooltip"&gt;</text:p>
      <text:p text:style-name="P789"><text:s text:c="4"/>have a&lt;/a&gt;</text:p>
      <text:p text:style-name="P790"><text:s text:c="2"/>terry richardson vinyl chambray.&lt;/p&gt;</text:p>
      <text:p text:style-name="P791">&lt;button type="button"</text:p>
      <text:p text:style-name="P792"><text:s text:c="2"/>class="btn btn-default"</text:p>
      <text:p text:style-name="P793"><text:s text:c="2"/>data-toggle="tooltip"</text:p>
      <text:p text:style-name="P794"><text:s text:c="2"/>data-placement="right"</text:p>
      <text:p text:style-name="P795"><text:s text:c="2"/>title="Tooltip on right"&gt;</text:p>
      <text:p text:style-name="P796"><text:s text:c="4"/>Tooltip on right&lt;/button&gt;</text:p>
      <text:h text:style-name="Heading_20_2" text:outline-level="2">Popover</text:h>
      <text:p text:style-name="First_20_paragraph"><draw:frame draw:name="img53" svg:width="844pt" svg:height="172pt"><draw:image xlink:href="Pictures/52.png" xlink:type="simple" xlink:show="embed" xlink:actuate="onLoad"/></draw:frame></text:p>
      <text:p text:style-name="P797">&lt;script&gt;</text:p>
      <text:p text:style-name="P798"><text:s text:c="2"/>$( document ).ready( function() {</text:p>
      <text:p text:style-name="P799"><text:s text:c="4"/>$('[data-toggle="popover"]')</text:p>
      <text:p text:style-name="P800"><text:s text:c="6"/>.popover();</text:p>
      <text:p text:style-name="P801"><text:s text:c="2"/>});</text:p>
      <text:p text:style-name="P802">&lt;/script&gt;</text:p>
      <text:p text:style-name="P803">&lt;button type="button"</text:p>
      <text:p text:style-name="P804"><text:s text:c="2"/>class="btn btn-default"</text:p>
      <text:p text:style-name="P805"><text:s text:c="2"/>title="Popover title"</text:p>
      <text:p text:style-name="P806"><text:s text:c="2"/>data-container="body"</text:p>
      <text:p text:style-name="P807"><text:s text:c="2"/>data-toggle="popover"</text:p>
      <text:p text:style-name="P808"><text:s text:c="2"/>data-placement="right"</text:p>
      <text:p text:style-name="P809"><text:s text:c="2"/>data-content="Vivamus</text:p>
      <text:p text:style-name="P810"><text:s text:c="4"/>sagittis lacus vel</text:p>
      <text:p text:style-name="P811"><text:s text:c="4"/>augue laoreet</text:p>
      <text:p text:style-name="P812"><text:s text:c="4"/>rutrum faucibus."&gt;</text:p>
      <text:p text:style-name="P813"><text:s text:c="6"/>Popover on right</text:p>
      <text:p text:style-name="P814">&lt;/button&gt;</text:p>
      <text:h text:style-name="Heading_20_2" text:outline-level="2">Accordion</text:h>
      <text:p text:style-name="First_20_paragraph"><draw:frame draw:name="img54" svg:width="719pt" svg:height="372pt"><draw:image xlink:href="Pictures/53.png" xlink:type="simple" xlink:show="embed" xlink:actuate="onLoad"/></draw:frame></text:p>
      <text:p text:style-name="P815">&lt;div class="panel-group"</text:p>
      <text:p text:style-name="P816"><text:s text:c="2"/>id="accordion"&gt;</text:p>
      <text:p text:style-name="P817"><text:s text:c="2"/>&lt;div class="panel panel-default"&gt;</text:p>
      <text:p text:style-name="P818"><text:s text:c="4"/>&lt;div class="panel-heading"&gt;</text:p>
      <text:p text:style-name="P819"><text:s text:c="6"/>&lt;h4 class="panel-title"&gt;</text:p>
      <text:p text:style-name="P820"><text:s text:c="8"/>&lt;a data-toggle="collapse"</text:p>
      <text:p text:style-name="P821"><text:s text:c="10"/>data-parent="#accordion"</text:p>
      <text:p text:style-name="P822"><text:s text:c="10"/>href="#collapseOne"&gt;</text:p>
      <text:p text:style-name="P823"><text:s text:c="12"/>Group Item #1&lt;/a&gt;</text:p>
      <text:p text:style-name="P824"><text:s text:c="6"/>&lt;/h4&gt;&lt;/div&gt;</text:p>
      <text:p text:style-name="P825"><text:s text:c="4"/>&lt;div id="collapseOne"</text:p>
      <text:p text:style-name="P826"><text:s text:c="6"/>class="panel-collapse</text:p>
      <text:p text:style-name="P827"><text:s text:c="8"/>collapse in"&gt;</text:p>
      <text:p text:style-name="P828"><text:s text:c="6"/>&lt;div class="panel-body"&gt;</text:p>
      <text:p text:style-name="P829"><text:s text:c="8"/>...&lt;/div&gt;&lt;/div&gt;</text:p>
      <text:p text:style-name="P830"><text:s text:c="2"/>&lt;/div&gt;</text:p>
      <text:p text:style-name="P831"><text:s text:c="2"/>...</text:p>
      <text:p text:style-name="P832">&lt;/div&gt;</text:p>
      <text:h text:style-name="Heading_20_2" text:outline-level="2">Carousel</text:h>
      <text:p text:style-name="First_20_paragraph"><draw:frame draw:name="img55" svg:width="712pt" svg:height="477pt"><draw:image xlink:href="Pictures/54.png" xlink:type="simple" xlink:show="embed" xlink:actuate="onLoad"/></draw:frame></text:p>
      <text:p text:style-name="P833">&lt;div class="container"</text:p>
      <text:p text:style-name="P834"><text:s text:c="2"/>style="max-width: 900px"&gt;</text:p>
      <text:p text:style-name="P835"><text:s text:c="2"/>&lt;div id="carousel-example-generic"</text:p>
      <text:p text:style-name="P836"><text:s text:c="4"/>class="carousel slide"</text:p>
      <text:p text:style-name="P837"><text:s text:c="4"/>data-ride="carousel"&gt;</text:p>
      <text:p text:style-name="P838"><text:s text:c="4"/>&lt;ol class="carousel-indicators"&gt;</text:p>
      <text:p text:style-name="P839"><text:s text:c="6"/>...&lt;/ol&gt;</text:p>
      <text:p text:style-name="P840"><text:s text:c="4"/>&lt;div class="carousel-inner"&gt;</text:p>
      <text:p text:style-name="P841"><text:s text:c="6"/>...&lt;/div&gt;</text:p>
      <text:p text:style-name="P842"><text:s text:c="4"/>&lt;a class="left carousel-control"</text:p>
      <text:p text:style-name="P843"><text:s text:c="6"/>...&lt;/a&gt;</text:p>
      <text:p text:style-name="P844"><text:s text:c="4"/>&lt;a class="right carousel-control"</text:p>
      <text:p text:style-name="P845"><text:s text:c="6"/>...&lt;/a&gt;</text:p>
      <text:p text:style-name="P846"><text:s text:c="2"/>&lt;/div&gt;</text:p>
      <text:p text:style-name="P847">&lt;/div&gt;</text:p>
      <text:p text:style-name="P848">&lt;ol class="carousel-indicators"&gt;</text:p>
      <text:p text:style-name="P849"><text:s text:c="2"/>&lt;li data-target="</text:p>
      <text:p text:style-name="P850"><text:s text:c="4"/>#carousel-example-generic"</text:p>
      <text:p text:style-name="P851"><text:s text:c="4"/>data-slide-to="0" class=""&gt;&lt;/li&gt;</text:p>
      <text:p text:style-name="P852"><text:s text:c="2"/>&lt;li data-target="</text:p>
      <text:p text:style-name="P853"><text:s text:c="4"/>#carousel-example-generic"</text:p>
      <text:p text:style-name="P854"><text:s text:c="4"/>data-slide-to="1"</text:p>
      <text:p text:style-name="P855"><text:s text:c="4"/>class="active"&gt;&lt;/li&gt;</text:p>
      <text:p text:style-name="P856"><text:s text:c="2"/>&lt;li data-target="</text:p>
      <text:p text:style-name="P857"><text:s text:c="4"/>#carousel-example-generic"</text:p>
      <text:p text:style-name="P858"><text:s text:c="4"/>data-slide-to="2" class=""&gt;&lt;/li&gt;</text:p>
      <text:p text:style-name="P859">&lt;/ol&gt;</text:p>
      <text:p text:style-name="P860">&lt;div class="carousel-inner"&gt;</text:p>
      <text:p text:style-name="P861"><text:s text:c="2"/>&lt;div class="item active left"&gt;</text:p>
      <text:p text:style-name="P862"><text:s text:c="4"/>&lt;img src="img1.png"</text:p>
      <text:p text:style-name="P863"><text:s text:c="6"/>data-src="..."</text:p>
      <text:p text:style-name="P864"><text:s text:c="6"/>alt="First slide"&gt;</text:p>
      <text:p text:style-name="P865"><text:s text:c="2"/>&lt;/div&gt;</text:p>
      <text:p text:style-name="P866"><text:s text:c="2"/>&lt;div class="item next left"&gt;</text:p>
      <text:p text:style-name="P867"><text:s text:c="4"/>&lt;img src="img2.png"</text:p>
      <text:p text:style-name="P868"><text:s text:c="6"/>data-src="..."</text:p>
      <text:p text:style-name="P869"><text:s text:c="6"/>alt="Second slide"&gt;</text:p>
      <text:p text:style-name="P870"><text:s text:c="2"/>&lt;/div&gt;</text:p>
      <text:p text:style-name="P871"><text:s text:c="2"/>&lt;div class="item"&gt;</text:p>
      <text:p text:style-name="P872"><text:s text:c="4"/>&lt;img src="img2.png"</text:p>
      <text:p text:style-name="P873"><text:s text:c="6"/>data-src="..."</text:p>
      <text:p text:style-name="P874"><text:s text:c="6"/>alt="Third slide"&gt;</text:p>
      <text:p text:style-name="P875"><text:s text:c="2"/>&lt;/div&gt;</text:p>
      <text:p text:style-name="P876">&lt;/div&gt;</text:p>
      <text:p text:style-name="P877">&lt;a class="left carousel-control"</text:p>
      <text:p text:style-name="P878"><text:s text:c="2"/>href="#carousel-example-generic"</text:p>
      <text:p text:style-name="P879"><text:s text:c="2"/>role="button"</text:p>
      <text:p text:style-name="P880"><text:s text:c="2"/>data-slide="prev"&gt;</text:p>
      <text:p text:style-name="P881"><text:s text:c="2"/>&lt;span class="glyphicon</text:p>
      <text:p text:style-name="P882"><text:s text:c="4"/>glyphicon-chevron-left"&gt;&lt;/span&gt;</text:p>
      <text:p text:style-name="P883">&lt;/a&gt;</text:p>
      <text:p text:style-name="P884">&lt;a class="right carousel-control"</text:p>
      <text:p text:style-name="P885"><text:s text:c="2"/>href="#carousel-example-generic"</text:p>
      <text:p text:style-name="P886"><text:s text:c="2"/>role="button"</text:p>
      <text:p text:style-name="P887"><text:s text:c="2"/>data-slide="next"&gt;</text:p>
      <text:p text:style-name="P888"><text:s text:c="2"/>&lt;span class="glyphicon</text:p>
      <text:p text:style-name="P889"><text:s text:c="4"/>glyphicon-chevron-right"&gt;&lt;/span&gt;</text:p>
      <text:p text:style-name="P890">&lt;/a&gt;</text:p>
      <text:h text:style-name="Heading_20_1" text:outline-level="1">Ejemplos</text:h>
      <text:h text:style-name="Heading_20_2" text:outline-level="2">Índice</text:h>
      <text:p text:style-name="First_20_paragraph">Using the framework</text:p>
      <text:p text:style-name="Text_20_body">Navbars in action</text:p>
      <text:p text:style-name="Text_20_body">Custom components</text:p>
      <text:p text:style-name="Text_20_body">Experiments</text:p>
      <text:h text:style-name="Heading_20_3" text:outline-level="3">Using the framework</text:h>
      <text:p text:style-name="First_20_paragraph">Starter template</text:p>
      <text:p text:style-name="Text_20_body">Bootstrap theme</text:p>
      <text:p text:style-name="Text_20_body">Grids</text:p>
      <text:p text:style-name="Text_20_body">Jumbotron</text:p>
      <text:p text:style-name="Text_20_body">Narrow jumbotron</text:p>
      <text:h text:style-name="Heading_20_4" text:outline-level="4">Starter template</text:h>
      <text:p text:style-name="First_20_paragraph"><text:a xlink:type="simple" xlink:href="http://getbootstrap.com/examples/starter-template" office:name=""><text:span text:style-name="Definition">http://getbootstrap.com/examples/starter-template</text:span></text:a></text:p>
      <text:p text:style-name="Text_20_body"><draw:frame draw:name="img56" svg:width="800pt" svg:height="600pt"><draw:image xlink:href="Pictures/55.jpg" xlink:type="simple" xlink:show="embed" xlink:actuate="onLoad"/></draw:frame></text:p>
      <text:h text:style-name="Heading_20_4" text:outline-level="4">Bootstrap theme</text:h>
      <text:p text:style-name="First_20_paragraph"><text:a xlink:type="simple" xlink:href="http://getbootstrap.com/examples/theme" office:name=""><text:span text:style-name="Definition">http://getbootstrap.com/examples/theme</text:span></text:a></text:p>
      <text:p text:style-name="Text_20_body"><draw:frame draw:name="img57" svg:width="800pt" svg:height="600pt"><draw:image xlink:href="Pictures/56.jpg" xlink:type="simple" xlink:show="embed" xlink:actuate="onLoad"/></draw:frame></text:p>
      <text:h text:style-name="Heading_20_4" text:outline-level="4">Grids</text:h>
      <text:p text:style-name="First_20_paragraph"><text:a xlink:type="simple" xlink:href="http://getbootstrap.com/examples/grid" office:name=""><text:span text:style-name="Definition">http://getbootstrap.com/examples/grid</text:span></text:a></text:p>
      <text:p text:style-name="Text_20_body"><draw:frame draw:name="img58" svg:width="800pt" svg:height="600pt"><draw:image xlink:href="Pictures/57.jpg" xlink:type="simple" xlink:show="embed" xlink:actuate="onLoad"/></draw:frame></text:p>
      <text:h text:style-name="Heading_20_4" text:outline-level="4">Jumbotron</text:h>
      <text:p text:style-name="First_20_paragraph"><text:a xlink:type="simple" xlink:href="http://getbootstrap.com/examples/jumbotron" office:name=""><text:span text:style-name="Definition">http://getbootstrap.com/examples/jumbotron</text:span></text:a></text:p>
      <text:p text:style-name="Text_20_body"><draw:frame draw:name="img59" svg:width="800pt" svg:height="600pt"><draw:image xlink:href="Pictures/58.jpg" xlink:type="simple" xlink:show="embed" xlink:actuate="onLoad"/></draw:frame></text:p>
      <text:h text:style-name="Heading_20_4" text:outline-level="4">Narrow jumbotron</text:h>
      <text:p text:style-name="First_20_paragraph"><text:a xlink:type="simple" xlink:href="http://getbootstrap.com/examples/jumbotron-narrow" office:name=""><text:span text:style-name="Definition">http://getbootstrap.com/examples/jumbotron-narrow</text:span></text:a></text:p>
      <text:p text:style-name="Text_20_body"><draw:frame draw:name="img60" svg:width="800pt" svg:height="600pt"><draw:image xlink:href="Pictures/59.jpg" xlink:type="simple" xlink:show="embed" xlink:actuate="onLoad"/></draw:frame></text:p>
      <text:h text:style-name="Heading_20_3" text:outline-level="3">Navbars in action</text:h>
      <text:p text:style-name="First_20_paragraph">Navbar</text:p>
      <text:p text:style-name="Text_20_body">Static top navbar</text:p>
      <text:p text:style-name="Text_20_body">Fixed navbar</text:p>
      <text:h text:style-name="Heading_20_4" text:outline-level="4">Navbar</text:h>
      <text:p text:style-name="First_20_paragraph"><text:a xlink:type="simple" xlink:href="http://getbootstrap.com/examples/navbar" office:name=""><text:span text:style-name="Definition">http://getbootstrap.com/examples/navbar</text:span></text:a></text:p>
      <text:p text:style-name="Text_20_body"><draw:frame draw:name="img61" svg:width="800pt" svg:height="600pt"><draw:image xlink:href="Pictures/60.jpg" xlink:type="simple" xlink:show="embed" xlink:actuate="onLoad"/></draw:frame></text:p>
      <text:h text:style-name="Heading_20_4" text:outline-level="4">Static top navbar</text:h>
      <text:p text:style-name="First_20_paragraph"><text:a xlink:type="simple" xlink:href="http://getbootstrap.com/examples/navbar-static-top" office:name=""><text:span text:style-name="Definition">http://getbootstrap.com/examples/navbar-static-top</text:span></text:a></text:p>
      <text:p text:style-name="Text_20_body"><draw:frame draw:name="img62" svg:width="800pt" svg:height="600pt"><draw:image xlink:href="Pictures/61.jpg" xlink:type="simple" xlink:show="embed" xlink:actuate="onLoad"/></draw:frame></text:p>
      <text:h text:style-name="Heading_20_4" text:outline-level="4">Fixed navbar</text:h>
      <text:p text:style-name="First_20_paragraph"><text:a xlink:type="simple" xlink:href="http://getbootstrap.com/examples/navbar-fixed-top" office:name=""><text:span text:style-name="Definition">http://getbootstrap.com/examples/navbar-fixed-top</text:span></text:a></text:p>
      <text:p text:style-name="Text_20_body"><draw:frame draw:name="img63" svg:width="800pt" svg:height="600pt"><draw:image xlink:href="Pictures/62.jpg" xlink:type="simple" xlink:show="embed" xlink:actuate="onLoad"/></draw:frame></text:p>
      <text:h text:style-name="Heading_20_3" text:outline-level="3">Custom components</text:h>
      <text:p text:style-name="First_20_paragraph">Cover</text:p>
      <text:p text:style-name="Text_20_body">Carousel</text:p>
      <text:p text:style-name="Text_20_body">Blog</text:p>
      <text:p text:style-name="Text_20_body">Dashboard</text:p>
      <text:p text:style-name="Text_20_body">Sign-in page</text:p>
      <text:p text:style-name="Text_20_body">Justified nav</text:p>
      <text:p text:style-name="Text_20_body">Sticky footer</text:p>
      <text:p text:style-name="Text_20_body">Sticky footer with navbar</text:p>
      <text:h text:style-name="Heading_20_4" text:outline-level="4">Cover</text:h>
      <text:p text:style-name="First_20_paragraph"><text:a xlink:type="simple" xlink:href="http://getbootstrap.com/examples/cover" office:name=""><text:span text:style-name="Definition">http://getbootstrap.com/examples/cover</text:span></text:a></text:p>
      <text:p text:style-name="Text_20_body"><draw:frame draw:name="img64" svg:width="800pt" svg:height="600pt"><draw:image xlink:href="Pictures/63.jpg" xlink:type="simple" xlink:show="embed" xlink:actuate="onLoad"/></draw:frame></text:p>
      <text:h text:style-name="Heading_20_4" text:outline-level="4">Carousel</text:h>
      <text:p text:style-name="First_20_paragraph"><text:a xlink:type="simple" xlink:href="http://getbootstrap.com/examples/carousel" office:name=""><text:span text:style-name="Definition">http://getbootstrap.com/examples/carousel</text:span></text:a></text:p>
      <text:p text:style-name="Text_20_body"><draw:frame draw:name="img65" svg:width="800pt" svg:height="600pt"><draw:image xlink:href="Pictures/64.jpg" xlink:type="simple" xlink:show="embed" xlink:actuate="onLoad"/></draw:frame></text:p>
      <text:h text:style-name="Heading_20_4" text:outline-level="4">Blog</text:h>
      <text:p text:style-name="First_20_paragraph"><text:a xlink:type="simple" xlink:href="http://getbootstrap.com/examples/blog" office:name=""><text:span text:style-name="Definition">http://getbootstrap.com/examples/blog</text:span></text:a></text:p>
      <text:p text:style-name="Text_20_body"><draw:frame draw:name="img66" svg:width="800pt" svg:height="600pt"><draw:image xlink:href="Pictures/65.jpg" xlink:type="simple" xlink:show="embed" xlink:actuate="onLoad"/></draw:frame></text:p>
      <text:h text:style-name="Heading_20_4" text:outline-level="4">Dashboard</text:h>
      <text:p text:style-name="First_20_paragraph"><text:a xlink:type="simple" xlink:href="http://getbootstrap.com/examples/dashboard" office:name=""><text:span text:style-name="Definition">http://getbootstrap.com/examples/dashboard</text:span></text:a></text:p>
      <text:p text:style-name="Text_20_body"><draw:frame draw:name="img67" svg:width="800pt" svg:height="600pt"><draw:image xlink:href="Pictures/66.jpg" xlink:type="simple" xlink:show="embed" xlink:actuate="onLoad"/></draw:frame></text:p>
      <text:h text:style-name="Heading_20_4" text:outline-level="4">Sign-in page</text:h>
      <text:p text:style-name="First_20_paragraph"><text:a xlink:type="simple" xlink:href="http://getbootstrap.com/examples/signin" office:name=""><text:span text:style-name="Definition">http://getbootstrap.com/examples/signin</text:span></text:a></text:p>
      <text:p text:style-name="Text_20_body"><draw:frame draw:name="img68" svg:width="800pt" svg:height="600pt"><draw:image xlink:href="Pictures/67.jpg" xlink:type="simple" xlink:show="embed" xlink:actuate="onLoad"/></draw:frame></text:p>
      <text:h text:style-name="Heading_20_4" text:outline-level="4">Justified nav</text:h>
      <text:p text:style-name="First_20_paragraph"><text:a xlink:type="simple" xlink:href="http://getbootstrap.com/examples/justified-nav" office:name=""><text:span text:style-name="Definition">http://getbootstrap.com/examples/justified-nav</text:span></text:a></text:p>
      <text:p text:style-name="Text_20_body"><draw:frame draw:name="img69" svg:width="800pt" svg:height="600pt"><draw:image xlink:href="Pictures/68.jpg" xlink:type="simple" xlink:show="embed" xlink:actuate="onLoad"/></draw:frame></text:p>
      <text:h text:style-name="Heading_20_4" text:outline-level="4">Sticky footer</text:h>
      <text:p text:style-name="First_20_paragraph"><text:a xlink:type="simple" xlink:href="http://getbootstrap.com/examples/sticky-footer" office:name=""><text:span text:style-name="Definition">http://getbootstrap.com/examples/sticky-footer</text:span></text:a></text:p>
      <text:p text:style-name="Text_20_body"><draw:frame draw:name="img70" svg:width="800pt" svg:height="600pt"><draw:image xlink:href="Pictures/69.jpg" xlink:type="simple" xlink:show="embed" xlink:actuate="onLoad"/></draw:frame></text:p>
      <text:h text:style-name="Heading_20_4" text:outline-level="4">Sticky footer with navbar</text:h>
      <text:p text:style-name="First_20_paragraph"><text:a xlink:type="simple" xlink:href="http://getbootstrap.com/examples/sticky-footer-navbar" office:name=""><text:span text:style-name="Definition">http://getbootstrap.com/examples/sticky-footer-navbar</text:span></text:a></text:p>
      <text:p text:style-name="Text_20_body"><draw:frame draw:name="img71" svg:width="800pt" svg:height="600pt"><draw:image xlink:href="Pictures/70.jpg" xlink:type="simple" xlink:show="embed" xlink:actuate="onLoad"/></draw:frame></text:p>
      <text:h text:style-name="Heading_20_3" text:outline-level="3">Experiments</text:h>
      <text:p text:style-name="First_20_paragraph">Non-responsive Bootstrap</text:p>
      <text:p text:style-name="Text_20_body">Offcanvas</text:p>
      <text:h text:style-name="Heading_20_4" text:outline-level="4">Non-responsive Bootstrap</text:h>
      <text:p text:style-name="First_20_paragraph"><text:a xlink:type="simple" xlink:href="http://getbootstrap.com/examples/non-responsive" office:name=""><text:span text:style-name="Definition">http://getbootstrap.com/examples/non-responsive</text:span></text:a></text:p>
      <text:p text:style-name="Text_20_body"><draw:frame draw:name="img72" svg:width="800pt" svg:height="600pt"><draw:image xlink:href="Pictures/71.jpg" xlink:type="simple" xlink:show="embed" xlink:actuate="onLoad"/></draw:frame></text:p>
      <text:h text:style-name="Heading_20_4" text:outline-level="4">Offcanvas</text:h>
      <text:p text:style-name="First_20_paragraph"><text:a xlink:type="simple" xlink:href="http://getbootstrap.com/examples/offcanvas" office:name=""><text:span text:style-name="Definition">http://getbootstrap.com/examples/offcanvas</text:span></text:a></text:p>
      <text:p text:style-name="Text_20_body"><draw:frame draw:name="img73" svg:width="800pt" svg:height="600pt"><draw:image xlink:href="Pictures/72.jpg" xlink:type="simple" xlink:show="embed" xlink:actuate="onLoad"/></draw:frame></text:p>
      <text:h text:style-name="Heading_20_1" text:outline-level="1">Personalización</text:h>
      <text:h text:style-name="Heading_20_2" text:outline-level="2">Tu propio CSS</text:h>
      <text:p text:style-name="First_20_paragraph">Una forma de personalizar tu página web hecha con bootstrap, es <text:span text:style-name="T241">añadiendo</text:span><text:span text:style-name="T242"> </text:span><text:span text:style-name="T243">un</text:span><text:span text:style-name="T244"> </text:span><text:span text:style-name="T245">fichero</text:span><text:span text:style-name="T246"> </text:span><text:span text:style-name="T247">CSS,</text:span><text:span text:style-name="T248"> </text:span><text:span text:style-name="T249">después</text:span><text:span text:style-name="T250"> </text:span><text:span text:style-name="T251">de</text:span><text:span text:style-name="T252"> </text:span><text:span text:style-name="T253">las</text:span><text:span text:style-name="T254"> </text:span><text:span text:style-name="T255">llamadas</text:span><text:span text:style-name="T256"> </text:span><text:span text:style-name="T257">a</text:span><text:span text:style-name="T258"> </text:span><text:span text:style-name="T259">los</text:span><text:span text:style-name="T260"> </text:span><text:span text:style-name="T261">CSS</text:span><text:span text:style-name="T262"> </text:span><text:span text:style-name="T263">de</text:span><text:span text:style-name="T264"> </text:span><text:span text:style-name="T265">bootstrap</text:span> (para que sobrescriba los valores)</text:p>
      <text:p text:style-name="Text_20_body">Esta es una <text:span text:style-name="T266">forma</text:span><text:span text:style-name="T267"> </text:span><text:span text:style-name="T268">muy</text:span><text:span text:style-name="T269"> </text:span><text:span text:style-name="T270">manual</text:span><text:span text:style-name="T271"> </text:span><text:span text:style-name="T272">y</text:span><text:span text:style-name="T273"> </text:span><text:span text:style-name="T274">muy</text:span><text:span text:style-name="T275"> </text:span><text:span text:style-name="T276">poco</text:span><text:span text:style-name="T277"> </text:span><text:span text:style-name="T278">productiva</text:span>.</text:p>
      <text:h text:style-name="Heading_20_2" text:outline-level="2">Página Customize</text:h>
      <text:p text:style-name="First_20_paragraph">Desde la página web de bootstrap <text:a xlink:type="simple" xlink:href="http://getbootstrap.com/customize" office:name=""><text:span text:style-name="Definition">http://getbootstrap.com/customize</text:span></text:a> se pueden <text:span text:style-name="T279">personalizar</text:span><text:span text:style-name="T280"> </text:span><text:span text:style-name="T281">un</text:span><text:span text:style-name="T282"> </text:span><text:span text:style-name="T283">montón</text:span><text:span text:style-name="T284"> </text:span><text:span text:style-name="T285">de</text:span><text:span text:style-name="T286"> </text:span><text:span text:style-name="T287">variables,</text:span><text:span text:style-name="T288"> </text:span><text:span text:style-name="T289">y</text:span><text:span text:style-name="T290"> </text:span><text:span text:style-name="T291">descargar</text:span><text:span text:style-name="T292"> </text:span><text:span text:style-name="T293">una</text:span><text:span text:style-name="T294"> </text:span><text:span text:style-name="T295">versión</text:span><text:span text:style-name="T296"> </text:span><text:span text:style-name="T297">personaliada</text:span> de bootstrap.</text:p>
      <text:p text:style-name="Text_20_body"><draw:frame draw:name="img74" svg:width="869pt" svg:height="231pt"><draw:image xlink:href="Pictures/73.png" xlink:type="simple" xlink:show="embed" xlink:actuate="onLoad"/></draw:frame></text:p>
      <text:p text:style-name="Text_20_body">Esta forma es más productiva, pero <text:span text:style-name="T298">sigue</text:span><text:span text:style-name="T299"> </text:span><text:span text:style-name="T300">siendo</text:span><text:span text:style-name="T301"> </text:span><text:span text:style-name="T302">bastante</text:span><text:span text:style-name="T303"> </text:span><text:span text:style-name="T304">manual</text:span>, y además no puedes tener un control de cambios eficiente.</text:p>
      <text:h text:style-name="Heading_20_2" text:outline-level="2">Compilar Less</text:h>
      <text:p text:style-name="First_20_paragraph">La forma <text:span text:style-name="T305">más</text:span><text:span text:style-name="T306"> </text:span><text:span text:style-name="T307">productiva</text:span><text:span text:style-name="T308"> </text:span><text:span text:style-name="T309">y</text:span><text:span text:style-name="T310"> </text:span><text:span text:style-name="T311">eficiente</text:span> de personalizar bootstrap es <text:span text:style-name="T312">compilando</text:span><text:span text:style-name="T313"> </text:span><text:span text:style-name="T314">los</text:span><text:span text:style-name="T315"> </text:span><text:span text:style-name="T316">ficheros</text:span><text:span text:style-name="T317"> </text:span><text:span text:style-name="T318">Less</text:span><text:span text:style-name="T319"> </text:span><text:span text:style-name="T320">del</text:span><text:span text:style-name="T321"> </text:span><text:span text:style-name="T322">core</text:span><text:span text:style-name="T323"> </text:span><text:span text:style-name="T324">a</text:span><text:span text:style-name="T325"> </text:span><text:span text:style-name="T326">CSS</text:span>.</text:p>
      <text:h text:style-name="Heading_20_1" text:outline-level="1">Compilar Less</text:h>
      <text:h text:style-name="Heading_20_2" text:outline-level="2">Descarga</text:h>
      <text:p text:style-name="First_20_paragraph">Para ver <text:span text:style-name="T327">las</text:span><text:span text:style-name="T328"> </text:span><text:span text:style-name="T329">tripas,</text:span><text:span text:style-name="T330"> </text:span><text:span text:style-name="T331">y</text:span><text:span text:style-name="T332"> </text:span><text:span text:style-name="T333">modificarlas</text:span><text:span text:style-name="T334"> </text:span><text:span text:style-name="T335">(LESS)</text:span>, hay que descargar la versión completa:</text:p>
      <text:list text:style-name="L13">
        <text:list-item>
          <text:p text:style-name="P891"><text:a xlink:type="simple" xlink:href="https://github.com/twbs/bootstrap/archive/v3.2.0.zip" office:name=""><text:span text:style-name="Definition">https://github.com/twbs/bootstrap/archive/v3.2.0.zip</text:span></text:a></text:p>
        </text:list-item>
      </text:list>
      <text:p text:style-name="P892">bootstrap/</text:p>
      <text:p text:style-name="P893">├── less/</text:p>
      <text:p text:style-name="P894">├── js/</text:p>
      <text:p text:style-name="P895">├── fonts/</text:p>
      <text:p text:style-name="P896">├── dist/</text:p>
      <text:p text:style-name="P897">│ <text:s text:c="2"/>├── css/</text:p>
      <text:p text:style-name="P898">│ <text:s text:c="2"/>├── js/</text:p>
      <text:p text:style-name="P899">│ <text:s text:c="2"/>└── fonts/</text:p>
      <text:p text:style-name="P900">└── docs/</text:p>
      <text:p text:style-name="P901"><text:s text:c="4"/>└── examples/</text:p>
      <text:h text:style-name="Heading_20_2" text:outline-level="2">Entorno</text:h>
      <text:p text:style-name="First_20_paragraph">Si queremos modificar el core (LESS), necesitamos:</text:p>
      <text:list text:style-name="L14">
        <text:list-item>
          <text:p text:style-name="P902">intalar <text:span text:style-name="T336">NodeJS</text:span>,</text:p>
        </text:list-item>
        <text:list-item>
          <text:p text:style-name="P902">luego <text:span text:style-name="T337">Grunt</text:span></text:p>
        </text:list-item>
        <text:list-item>
          <text:p text:style-name="P902">y para terminar instalar las <text:span text:style-name="T338">dependencias</text:span>.</text:p>
        </text:list-item>
      </text:list>
      <text:h text:style-name="Heading_20_2" text:outline-level="2">NodeJS</text:h>
      <text:p text:style-name="First_20_paragraph">NodeJS nos permite ejecutar <text:span text:style-name="T339">JavaScript</text:span><text:span text:style-name="T340"> </text:span><text:span text:style-name="T341">del</text:span><text:span text:style-name="T342"> </text:span><text:span text:style-name="T343">lado</text:span><text:span text:style-name="T344"> </text:span><text:span text:style-name="T345">del</text:span><text:span text:style-name="T346"> </text:span><text:span text:style-name="T347">servidor</text:span>.</text:p>
      <text:p text:style-name="Text_20_body">Para <text:span text:style-name="T348">instalar</text:span><text:span text:style-name="T349"> </text:span><text:span text:style-name="T350">NodeJS</text:span>, hay que seguir las instrucciones de instalación de la página oficial para cada sistema operativo:</text:p>
      <text:list text:style-name="L15">
        <text:list-item>
          <text:p text:style-name="P903"><text:a xlink:type="simple" xlink:href="http://nodejs.org" office:name=""><text:span text:style-name="Definition">http://nodejs.org</text:span></text:a></text:p>
        </text:list-item>
      </text:list>
      <text:h text:style-name="Heading_20_2" text:outline-level="2">Grunt</text:h>
      <text:p text:style-name="First_20_paragraph">Grunt es un <text:span text:style-name="T351">automatizador</text:span><text:span text:style-name="T352"> </text:span><text:span text:style-name="T353">de</text:span><text:span text:style-name="T354"> </text:span><text:span text:style-name="T355">tareas</text:span> que se ejecuta sobre NodeJS.</text:p>
      <text:p text:style-name="Text_20_body">Una vez instalado NodeJS, <text:span text:style-name="T356">hay</text:span><text:span text:style-name="T357"> </text:span><text:span text:style-name="T358">que</text:span><text:span text:style-name="T359"> </text:span><text:span text:style-name="T360">instalar</text:span><text:span text:style-name="T361"> </text:span><text:span text:style-name="T362">Grunt</text:span><text:span text:style-name="T363"> </text:span><text:span text:style-name="T364">desde</text:span><text:span text:style-name="T365"> </text:span><text:span text:style-name="T366">el</text:span><text:span text:style-name="T367"> </text:span><text:span text:style-name="T368">gestor</text:span><text:span text:style-name="T369"> </text:span><text:span text:style-name="T370">de</text:span><text:span text:style-name="T371"> </text:span><text:span text:style-name="T372">paquetes</text:span><text:span text:style-name="T373"> </text:span><text:span text:style-name="T374">de</text:span><text:span text:style-name="T375"> </text:span><text:span text:style-name="T376">node</text:span><text:span text:style-name="T377"> </text:span><text:span text:style-name="T378">(npm)</text:span> ejecutando en un terminal, como administrador, el siguiente comando:</text:p>
      <text:p text:style-name="P904">$ npm install -g grunt-cli</text:p>
      <text:h text:style-name="Heading_20_2" text:outline-level="2">Dependencias</text:h>
      <text:p text:style-name="First_20_paragraph">Una vez instalado NodeJS y Grunt, hay que <text:span text:style-name="T379">instalar</text:span><text:span text:style-name="T380"> </text:span><text:span text:style-name="T381">las</text:span><text:span text:style-name="T382"> </text:span><text:span text:style-name="T383">dependencias</text:span><text:span text:style-name="T384"> </text:span><text:span text:style-name="T385">de</text:span><text:span text:style-name="T386"> </text:span><text:span text:style-name="T387">bootstrap</text:span>.</text:p>
      <text:p text:style-name="Text_20_body">Para ello hay que situarse en la carpeta de bootstrap y ejecutar:</text:p>
      <text:p text:style-name="P905">../bootstrap$npm install</text:p>
      <text:h text:style-name="Heading_20_2" text:outline-level="2">Default</text:h>
      <text:p text:style-name="First_20_paragraph">Si queremos lanzar <text:span text:style-name="T388">todas</text:span><text:span text:style-name="T389"> </text:span><text:span text:style-name="T390">las</text:span><text:span text:style-name="T391"> </text:span><text:span text:style-name="T392">tareas</text:span><text:span text:style-name="T393"> </text:span><text:span text:style-name="T394">por</text:span><text:span text:style-name="T395"> </text:span><text:span text:style-name="T396">defecto</text:span><text:span text:style-name="T397"> </text:span><text:span text:style-name="T398">de</text:span><text:span text:style-name="T399"> </text:span><text:span text:style-name="T400">grunt</text:span> (compilar, minificar, pasar los test, generar documentación...) tenemos que ejecutar lo siguiente</text:p>
      <text:p text:style-name="P906">$ grunt</text:p>
      <text:h text:style-name="Heading_20_2" text:outline-level="2">Dist</text:h>
      <text:p text:style-name="First_20_paragraph">Si lo único que queremos es <text:span text:style-name="T401">compilar</text:span><text:span text:style-name="T402"> </text:span><text:span text:style-name="T403">y</text:span><text:span text:style-name="T404"> </text:span><text:span text:style-name="T405">minificar</text:span><text:span text:style-name="T406"> </text:span><text:span text:style-name="T407">el</text:span><text:span text:style-name="T408"> </text:span><text:span text:style-name="T409">CSS</text:span><text:span text:style-name="T410"> </text:span><text:span text:style-name="T411">y</text:span><text:span text:style-name="T412"> </text:span><text:span text:style-name="T413">el</text:span><text:span text:style-name="T414"> </text:span><text:span text:style-name="T415">JavaScript</text:span>, tenemos que ejecutar lo siguiente:</text:p>
      <text:p text:style-name="P907">$ grunt dist</text:p>
      <text:h text:style-name="Heading_20_2" text:outline-level="2">Watch</text:h>
      <text:p text:style-name="First_20_paragraph">También podemos <text:span text:style-name="T416">recompilar</text:span><text:span text:style-name="T417"> </text:span><text:span text:style-name="T418">automaticamente</text:span><text:span text:style-name="T419"> </text:span><text:span text:style-name="T420">los</text:span><text:span text:style-name="T421"> </text:span><text:span text:style-name="T422">ficheros</text:span><text:span text:style-name="T423"> </text:span><text:span text:style-name="T424">Less</text:span><text:span text:style-name="T425"> </text:span><text:span text:style-name="T426">a</text:span><text:span text:style-name="T427"> </text:span><text:span text:style-name="T428">CSS</text:span><text:span text:style-name="T429"> </text:span><text:span text:style-name="T430">cuando</text:span><text:span text:style-name="T431"> </text:span><text:span text:style-name="T432">salvas</text:span><text:span text:style-name="T433"> </text:span><text:span text:style-name="T434">los</text:span><text:span text:style-name="T435"> </text:span><text:span text:style-name="T436">cambios</text:span>, ejecutando el siguiente comando:</text:p>
      <text:p text:style-name="P908">$ grunt watch</text:p>
      <text:p text:style-name="First_20_paragraph">El problema es que <text:span text:style-name="T437">sólo</text:span><text:span text:style-name="T438"> </text:span><text:span text:style-name="T439">recompila</text:span><text:span text:style-name="T440"> </text:span><text:span text:style-name="T441">ficheros</text:span><text:span text:style-name="T442"> </text:span><text:span text:style-name="T443">Less</text:span><text:span text:style-name="T444"> </text:span><text:span text:style-name="T445">a</text:span><text:span text:style-name="T446"> </text:span><text:span text:style-name="T447">CSS,</text:span><text:span text:style-name="T448"> </text:span><text:span text:style-name="T449">no</text:span><text:span text:style-name="T450"> </text:span><text:span text:style-name="T451">los</text:span><text:span text:style-name="T452"> </text:span><text:span text:style-name="T453">minifica</text:span>.</text:p>
      <text:h text:style-name="Heading_20_2" text:outline-level="2">Personalizar</text:h>
      <text:p text:style-name="First_20_paragraph">Uno de los ficheros que más se personaliza es <text:span text:style-name="T454">/bootstrap/less/variables.less</text:span>, pues en él están las variables más importantes que usa bootstrap.</text:p>
      <text:h text:style-name="Heading_20_1" text:outline-level="1">Acerca de</text:h>
      <text:h text:style-name="Heading_20_2" text:outline-level="2">Licencia</text:h>
      <text:p text:style-name="First_20_paragraph">Estas <text:span text:style-name="T455">transparencias</text:span> están hechas con:</text:p>
      <text:list text:style-name="L16">
        <text:list-item>
          <text:p text:style-name="P909">MarkdownSlides: <text:a xlink:type="simple" xlink:href="https://github.com/asanzdiego/markdownslides" office:name=""><text:span text:style-name="Definition">https://github.com/asanzdiego/markdownslides</text:span></text:a></text:p>
        </text:list-item>
      </text:list>
      <text:p text:style-name="First_20_paragraph">Estas <text:span text:style-name="T456">transparencias</text:span> están bajo una licencia Creative Commons Reconocimiento-CompartirIgual 3.0:</text:p>
      <text:list text:style-name="L17">
        <text:list-item>
          <text:p text:style-name="P910"><text:a xlink:type="simple" xlink:href="http://creativecommons.org/licenses/by-sa/3.0/es" office:name=""><text:span text:style-name="Definition">http://creativecommons.org/licenses/by-sa/3.0/es</text:span></text:a></text:p>
        </text:list-item>
      </text:list>
      <text:h text:style-name="Heading_20_2" text:outline-level="2">Fuentes</text:h>
      <text:p text:style-name="First_20_paragraph">Transparencias:</text:p>
      <text:list text:style-name="L18">
        <text:list-item>
          <text:p text:style-name="P911"><text:a xlink:type="simple" xlink:href="https://github.com/asanzdiego/curso-interfaces-web-2014/tree/master/05-bootstrap/slides" office:name=""><text:span text:style-name="Definition">https://github.com/asanzdiego/curso-interfaces-web-2014/tree/master/05-bootstrap/slides</text:span></text:a></text:p>
        </text:list-item>
      </text:list>
      <text:p text:style-name="First_20_paragraph">Código:</text:p>
      <text:list text:style-name="L19">
        <text:list-item>
          <text:p text:style-name="P912"><text:a xlink:type="simple" xlink:href="https://github.com/asanzdiego/curso-interfaces-web-2014/tree/master/05-bootstrap/src" office:name=""><text:span text:style-name="Definition">https://github.com/asanzdiego/curso-interfaces-web-2014/tree/master/05-bootstrap/src</text:span></text:a></text:p>
        </text:list-item>
      </text:list>
      <text:h text:style-name="Heading_20_2" text:outline-level="2">Bibliografía</text:h>
      <text:p text:style-name="First_20_paragraph">Página oficial de Bootstrap:</text:p>
      <text:list text:style-name="L20">
        <text:list-item>
          <text:p text:style-name="P913"><text:a xlink:type="simple" xlink:href="http://getbootstrap.com" office:name=""><text:span text:style-name="Definition">http://getbootstrap.com</text:span></text:a></text:p>
        </text:list-item>
      </text:list>
      <text:p text:style-name="First_20_paragraph">Bootstrap sí, pero no</text:p>
      <text:list text:style-name="L21">
        <text:list-item>
          <text:p text:style-name="P914"><text:a xlink:type="simple" xlink:href="http://bruno.garciaechegaray.com/Bootstrap.The.Melee/presentation" office:name=""><text:span text:style-name="Definition">http://bruno.garciaechegaray.com/Bootstrap.The.Melee/presentation</text:span></text:a></text:p>
        </text:list-item>
      </text:list>
      <text:p text:style-name="First_20_paragraph">Ventajas y desventajas de usar Bootstrap</text:p>
      <text:list text:style-name="L22">
        <text:list-item>
          <text:p text:style-name="P915"><text:a xlink:type="simple" xlink:href="http://jorgelessin.com/ventajas-y-desventajas-de-usar-bootstrap" office:name=""><text:span text:style-name="Definition">http://jorgelessin.com/ventajas-y-desventajas-de-usar-bootstrap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